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93.66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119.11pt"/>
    </style:style>
    <style:style style:name="co14" style:family="table-column">
      <style:table-column-properties fo:break-before="auto" style:column-width="410.14pt"/>
    </style:style>
    <style:style style:name="co15" style:family="table-column">
      <style:table-column-properties fo:break-before="auto" style:column-width="101.34pt"/>
    </style:style>
    <style:style style:name="co16" style:family="table-column">
      <style:table-column-properties fo:break-before="auto" style:column-width="77.41pt"/>
    </style:style>
    <style:style style:name="co17" style:family="table-column">
      <style:table-column-properties fo:break-before="auto" style:column-width="182.41pt"/>
    </style:style>
    <style:style style:name="co18" style:family="table-column">
      <style:table-column-properties fo:break-before="auto" style:column-width="136.86pt"/>
    </style:style>
    <style:style style:name="co19" style:family="table-column">
      <style:table-column-properties fo:break-before="auto" style:column-width="273.49pt"/>
    </style:style>
    <style:style style:name="co20" style:family="table-column">
      <style:table-column-properties fo:break-before="auto" style:column-width="89.74pt"/>
    </style:style>
    <style:style style:name="co21" style:family="table-column">
      <style:table-column-properties fo:break-before="auto" style:column-width="86.71pt"/>
    </style:style>
    <style:style style:name="co22" style:family="table-column">
      <style:table-column-properties fo:break-before="auto" style:column-width="60.46pt"/>
    </style:style>
    <style:style style:name="co23" style:family="table-column">
      <style:table-column-properties fo:break-before="auto" style:column-width="129.15pt"/>
    </style:style>
    <style:style style:name="co24" style:family="table-column">
      <style:table-column-properties fo:break-before="auto" style:column-width="121.41pt"/>
    </style:style>
    <style:style style:name="co25" style:family="table-column">
      <style:table-column-properties fo:break-before="auto" style:column-width="85.15pt"/>
    </style:style>
    <style:style style:name="co26" style:family="table-column">
      <style:table-column-properties fo:break-before="auto" style:column-width="78.94pt"/>
    </style:style>
    <style:style style:name="co27" style:family="table-column">
      <style:table-column-properties fo:break-before="auto" style:column-width="103.66pt"/>
    </style:style>
    <style:style style:name="co28" style:family="table-column">
      <style:table-column-properties fo:break-before="auto" style:column-width="158.51pt"/>
    </style:style>
    <style:style style:name="co29" style:family="table-column">
      <style:table-column-properties fo:break-before="auto" style:column-width="61.2pt"/>
    </style:style>
    <style:style style:name="co30" style:family="table-column">
      <style:table-column-properties fo:break-before="auto" style:column-width="68.94pt"/>
    </style:style>
    <style:style style:name="co31" style:family="table-column">
      <style:table-column-properties fo:break-before="auto" style:column-width="105.1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82.06pt"/>
    </style:style>
    <style:style style:name="co34" style:family="table-column">
      <style:table-column-properties fo:break-before="auto" style:column-width="142.24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aw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rosbagTimestamp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subtask_id</text:p>
          </table:table-cell>
          <table:table-cell office:value-type="string" calcext:value-type="string">
            <text:p>step_count</text:p>
          </table:table-cell>
          <table:table-cell office:value-type="string" calcext:value-type="string">
            <text:p>who_reports</text:p>
          </table:table-cell>
          <table:table-cell office:value-type="string" calcext:value-type="string">
            <text:p>update_received_time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human_model</text:p>
          </table:table-cell>
          <table:table-cell office:value-type="string" calcext:value-type="string">
            <text:p>action_taken_time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taken_action</text:p>
          </table:table-cell>
          <table:table-cell office:value-type="string" calcext:value-type="string">
            <text:p>belief_state</text:p>
          </table:table-cell>
          <table:table-cell office:value-type="string" calcext:value-type="string">
            <text:p>real_state</text:p>
          </table:table-cell>
          <table:table-cell table:style-name="Default" office:value-type="string" calcext:value-type="string">
            <text:p>isEstimationCorrect</text:p>
          </table:table-cell>
          <table:table-cell office:value-type="string" calcext:value-type="string">
            <text:p>warnings_count_subtask</text:p>
          </table:table-cell>
          <table:table-cell office:value-type="string" calcext:value-type="string">
            <text:p>real_obs_received</text:p>
          </table:table-cell>
          <table:table-cell office:value-type="string" calcext:value-type="string">
            <text:p>real_obs_received_array</text:p>
          </table:table-cell>
          <table:table-cell office:value-type="string" calcext:value-type="string">
            <text:p>obs_with_noise</text:p>
          </table:table-cell>
          <table:table-cell office:value-type="string" calcext:value-type="string">
            <text:p>human_observables</text:p>
          </table:table-cell>
          <table:table-cell office:value-type="string" calcext:value-type="string">
            <text:p>mapped_observation_pomdp</text:p>
          </table:table-cell>
          <table:table-cell office:value-type="string" calcext:value-type="string">
            <text:p>mapped_observation_raw</text:p>
          </table:table-cell>
          <table:table-cell office:value-type="string" calcext:value-type="string">
            <text:p>robot_model</text:p>
          </table:table-cell>
          <table:table-cell office:value-type="string" calcext:value-type="string">
            <text:p>immediate_reward</text:p>
          </table:table-cell>
          <table:table-cell office:value-type="string" calcext:value-type="string">
            <text:p>total_disc_reward</text:p>
          </table:table-cell>
          <table:table-cell office:value-type="string" calcext:value-type="string">
            <text:p>robot_belief</text:p>
          </table:table-cell>
          <table:table-cell office:value-type="string" calcext:value-type="string">
            <text:p>tray_update_received_time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subtask_status</text:p>
          </table:table-cell>
          <table:table-cell office:value-type="string" calcext:value-type="string">
            <text:p>who_succeeded_subtask</text:p>
          </table:table-cell>
          <table:table-cell office:value-type="string" calcext:value-type="string">
            <text:p>subtask_duration</text:p>
          </table:table-cell>
          <table:table-cell office:value-type="string" calcext:value-type="string">
            <text:p>failed_subtasks</text:p>
          </table:table-cell>
          <table:table-cell office:value-type="string" calcext:value-type="string">
            <text:p>successful_subtasks</text:p>
          </table:table-cell>
          <table:table-cell office:value-type="string" calcext:value-type="string">
            <text:p>percentage_successful_subtasks</text:p>
          </table:table-cell>
          <table:table-cell office:value-type="string" calcext:value-type="string">
            <text:p>task_status</text:p>
          </table:table-cell>
          <table:table-cell office:value-type="string" calcext:value-type="string">
            <text:p>task_duration</text:p>
          </table:table-cell>
          <table:table-cell office:value-type="string" calcext:value-type="string">
            <text:p>who_succeeded_task</text:p>
          </table:table-cell>
          <table:table-cell office:value-type="string" calcext:value-type="string">
            <text:p>warnings_count_task</text:p>
          </table:table-cell>
          <table:table-cell office:value-type="string" calcext:value-type="string">
            <text:p>successful_tasks_cnt</text:p>
          </table:table-cell>
          <table:table-cell office:value-type="string" calcext:value-type="string">
            <text:p>failed_tasks_cnt</text:p>
          </table:table-cell>
          <table:table-cell office:value-type="string" calcext:value-type="string">
            <text:p>percentage_successful_tasks</text:p>
          </table:table-cell>
        </table:table-row>
        <table:table-row table:style-name="ro1">
          <table:table-cell office:value-type="float" office:value="1.55809973194499E+018" calcext:value-type="float">
            <text:p>1.55809973194499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MANAGER"</text:p>
          </table:table-cell>
          <table:table-cell/>
          <table:table-cell office:value-type="float" office:value="1558099731" calcext:value-type="float">
            <text:p>1558099731</text:p>
          </table:table-cell>
          <table:table-cell office:value-type="float" office:value="943340586" calcext:value-type="float">
            <text:p>94334058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STAR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318234E+018" calcext:value-type="float">
            <text:p>1.55809973318234E+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33" calcext:value-type="float">
            <text:p>1558099733</text:p>
          </table:table-cell>
          <table:table-cell office:value-type="float" office:value="164428756" calcext:value-type="float">
            <text:p>16442875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33" calcext:value-type="float">
            <text:p>1558099733</text:p>
          </table:table-cell>
          <table:table-cell office:value-type="float" office:value="124830022" calcext:value-type="float">
            <text:p>124830022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TaskHuman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405037E+018" calcext:value-type="float">
            <text:p>1.5580997340503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34" calcext:value-type="float">
            <text:p>1558099734</text:p>
          </table:table-cell>
          <table:table-cell office:value-type="float" office:value="43496941" calcext:value-type="float">
            <text:p>4349694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661778E+018" calcext:value-type="float">
            <text:p>1.5580997366177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36" calcext:value-type="float">
            <text:p>1558099736</text:p>
          </table:table-cell>
          <table:table-cell office:value-type="float" office:value="603228643" calcext:value-type="float">
            <text:p>60322864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793811E+018" calcext:value-type="float">
            <text:p>1.55809973793811E+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37" calcext:value-type="float">
            <text:p>1558099737</text:p>
          </table:table-cell>
          <table:table-cell office:value-type="float" office:value="936704784" calcext:value-type="float">
            <text:p>93670478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36" calcext:value-type="float">
            <text:p>1558099736</text:p>
          </table:table-cell>
          <table:table-cell office:value-type="float" office:value="583708150" calcext:value-type="float">
            <text:p>583708150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639084158" calcext:value-type="float">
            <text:p>4.639084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3822767E+018" calcext:value-type="float">
            <text:p>1.5580997382276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38" calcext:value-type="float">
            <text:p>1558099738</text:p>
          </table:table-cell>
          <table:table-cell office:value-type="float" office:value="220090703" calcext:value-type="float">
            <text:p>22009070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37" calcext:value-type="float">
            <text:p>1558099737</text:p>
          </table:table-cell>
          <table:table-cell office:value-type="float" office:value="910391283" calcext:value-type="float">
            <text:p>91039128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5.53420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825203E+018" calcext:value-type="float">
            <text:p>1.55809973825203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38" calcext:value-type="float">
            <text:p>1558099738</text:p>
          </table:table-cell>
          <table:table-cell office:value-type="float" office:value="243934751" calcext:value-type="float">
            <text:p>24393475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972735E+018" calcext:value-type="float">
            <text:p>1.5580997397273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39" calcext:value-type="float">
            <text:p>1558099739</text:p>
          </table:table-cell>
          <table:table-cell office:value-type="float" office:value="720467686" calcext:value-type="float">
            <text:p>72046768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39" calcext:value-type="float">
            <text:p>1558099739</text:p>
          </table:table-cell>
          <table:table-cell office:value-type="float" office:value="586650175" calcext:value-type="float">
            <text:p>58665017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5.53420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397523E+018" calcext:value-type="float">
            <text:p>1.5580997397523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39" calcext:value-type="float">
            <text:p>1558099739</text:p>
          </table:table-cell>
          <table:table-cell office:value-type="float" office:value="744197819" calcext:value-type="float">
            <text:p>7441978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112316E+018" calcext:value-type="float">
            <text:p>1.55809974112316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41" calcext:value-type="float">
            <text:p>1558099741</text:p>
          </table:table-cell>
          <table:table-cell office:value-type="float" office:value="116252956" calcext:value-type="float">
            <text:p>11625295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249845E+018" calcext:value-type="float">
            <text:p>1.55809974249845E+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42" calcext:value-type="float">
            <text:p>1558099742</text:p>
          </table:table-cell>
          <table:table-cell office:value-type="float" office:value="496945006" calcext:value-type="float">
            <text:p>49694500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53420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41" calcext:value-type="float">
            <text:p>1558099741</text:p>
          </table:table-cell>
          <table:table-cell office:value-type="float" office:value="102552860" calcext:value-type="float">
            <text:p>102552860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5196584" calcext:value-type="float">
            <text:p>4.51965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4283616E+018" calcext:value-type="float">
            <text:p>1.55809974283616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42" calcext:value-type="float">
            <text:p>1558099742</text:p>
          </table:table-cell>
          <table:table-cell office:value-type="float" office:value="828513873" calcext:value-type="float">
            <text:p>82851387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42" calcext:value-type="float">
            <text:p>1558099742</text:p>
          </table:table-cell>
          <table:table-cell office:value-type="float" office:value="472088086" calcext:value-type="float">
            <text:p>472088086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11.0684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286461E+018" calcext:value-type="float">
            <text:p>1.5580997428646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42" calcext:value-type="float">
            <text:p>1558099742</text:p>
          </table:table-cell>
          <table:table-cell office:value-type="float" office:value="854401292" calcext:value-type="float">
            <text:p>85440129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592371E+018" calcext:value-type="float">
            <text:p>1.5580997459237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45" calcext:value-type="float">
            <text:p>1558099745</text:p>
          </table:table-cell>
          <table:table-cell office:value-type="float" office:value="916726837" calcext:value-type="float">
            <text:p>91672683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44" calcext:value-type="float">
            <text:p>1558099744</text:p>
          </table:table-cell>
          <table:table-cell office:value-type="float" office:value="223274915" calcext:value-type="float">
            <text:p>22327491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11.0684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595463E+018" calcext:value-type="float">
            <text:p>1.55809974595463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45" calcext:value-type="float">
            <text:p>1558099745</text:p>
          </table:table-cell>
          <table:table-cell office:value-type="float" office:value="946984211" calcext:value-type="float">
            <text:p>94698421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738206E+018" calcext:value-type="float">
            <text:p>1.55809974738206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47" calcext:value-type="float">
            <text:p>1558099747</text:p>
          </table:table-cell>
          <table:table-cell office:value-type="float" office:value="368257529" calcext:value-type="float">
            <text:p>36825752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878526E+018" calcext:value-type="float">
            <text:p>1.55809974878526E+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48" calcext:value-type="float">
            <text:p>1558099748</text:p>
          </table:table-cell>
          <table:table-cell office:value-type="float" office:value="783975422" calcext:value-type="float">
            <text:p>78397542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11.0684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47" calcext:value-type="float">
            <text:p>1558099747</text:p>
          </table:table-cell>
          <table:table-cell office:value-type="float" office:value="350800769" calcext:value-type="float">
            <text:p>350800769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6.248422898" calcext:value-type="float">
            <text:p>6.248422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4912952E+018" calcext:value-type="float">
            <text:p>1.5580997491295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49" calcext:value-type="float">
            <text:p>1558099749</text:p>
          </table:table-cell>
          <table:table-cell office:value-type="float" office:value="122770920" calcext:value-type="float">
            <text:p>12277092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48" calcext:value-type="float">
            <text:p>1558099748</text:p>
          </table:table-cell>
          <table:table-cell office:value-type="float" office:value="757637858" calcext:value-type="float">
            <text:p>757637858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16.49194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4914943E+018" calcext:value-type="float">
            <text:p>1.55809974914943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49" calcext:value-type="float">
            <text:p>1558099749</text:p>
          </table:table-cell>
          <table:table-cell office:value-type="float" office:value="143619061" calcext:value-type="float">
            <text:p>14361906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144564E+018" calcext:value-type="float">
            <text:p>1.55809975144564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1" calcext:value-type="float">
            <text:p>1558099751</text:p>
          </table:table-cell>
          <table:table-cell office:value-type="float" office:value="436660241" calcext:value-type="float">
            <text:p>43666024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284736E+018" calcext:value-type="float">
            <text:p>1.55809975284736E+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52" calcext:value-type="float">
            <text:p>1558099752</text:p>
          </table:table-cell>
          <table:table-cell office:value-type="float" office:value="846192869" calcext:value-type="float">
            <text:p>84619286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16.491943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51" calcext:value-type="float">
            <text:p>1558099751</text:p>
          </table:table-cell>
          <table:table-cell office:value-type="float" office:value="420414435" calcext:value-type="float">
            <text:p>420414435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068657884" calcext:value-type="float">
            <text:p>4.0686578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531198E+018" calcext:value-type="float">
            <text:p>1.558099753119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53" calcext:value-type="float">
            <text:p>1558099753</text:p>
          </table:table-cell>
          <table:table-cell office:value-type="float" office:value="112558309" calcext:value-type="float">
            <text:p>11255830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52" calcext:value-type="float">
            <text:p>1558099752</text:p>
          </table:table-cell>
          <table:table-cell office:value-type="float" office:value="820161629" calcext:value-type="float">
            <text:p>820161629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22.02615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314385E+018" calcext:value-type="float">
            <text:p>1.5580997531438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3" calcext:value-type="float">
            <text:p>1558099753</text:p>
          </table:table-cell>
          <table:table-cell office:value-type="float" office:value="136172552" calcext:value-type="float">
            <text:p>13617255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467473E+018" calcext:value-type="float">
            <text:p>1.55809975467473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54" calcext:value-type="float">
            <text:p>1558099754</text:p>
          </table:table-cell>
          <table:table-cell office:value-type="float" office:value="663689226" calcext:value-type="float">
            <text:p>66368922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54" calcext:value-type="float">
            <text:p>1558099754</text:p>
          </table:table-cell>
          <table:table-cell office:value-type="float" office:value="514138297" calcext:value-type="float">
            <text:p>514138297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22.02615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469897E+018" calcext:value-type="float">
            <text:p>1.5580997546989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4" calcext:value-type="float">
            <text:p>1558099754</text:p>
          </table:table-cell>
          <table:table-cell office:value-type="float" office:value="691608338" calcext:value-type="float">
            <text:p>69160833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611471E+018" calcext:value-type="float">
            <text:p>1.5580997561147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6" calcext:value-type="float">
            <text:p>1558099756</text:p>
          </table:table-cell>
          <table:table-cell office:value-type="float" office:value="108260703" calcext:value-type="float">
            <text:p>10826070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748411E+018" calcext:value-type="float">
            <text:p>1.55809975748411E+0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57" calcext:value-type="float">
            <text:p>1558099757</text:p>
          </table:table-cell>
          <table:table-cell office:value-type="float" office:value="482938395" calcext:value-type="float">
            <text:p>48293839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22.02615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56" calcext:value-type="float">
            <text:p>1558099756</text:p>
          </table:table-cell>
          <table:table-cell office:value-type="float" office:value="93569973" calcext:value-type="float">
            <text:p>93569973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674190724" calcext:value-type="float">
            <text:p>4.674190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5755962E+018" calcext:value-type="float">
            <text:p>1.5580997575596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57" calcext:value-type="float">
            <text:p>1558099757</text:p>
          </table:table-cell>
          <table:table-cell office:value-type="float" office:value="550803630" calcext:value-type="float">
            <text:p>55080363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57" calcext:value-type="float">
            <text:p>1558099757</text:p>
          </table:table-cell>
          <table:table-cell office:value-type="float" office:value="457975075" calcext:value-type="float">
            <text:p>45797507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27.673306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758367E+018" calcext:value-type="float">
            <text:p>1.5580997575836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7" calcext:value-type="float">
            <text:p>1558099757</text:p>
          </table:table-cell>
          <table:table-cell office:value-type="float" office:value="576238203" calcext:value-type="float">
            <text:p>57623820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903232E+018" calcext:value-type="float">
            <text:p>1.5580997590323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59" calcext:value-type="float">
            <text:p>1558099759</text:p>
          </table:table-cell>
          <table:table-cell office:value-type="float" office:value="25001128" calcext:value-type="float">
            <text:p>2500112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58" calcext:value-type="float">
            <text:p>1558099758</text:p>
          </table:table-cell>
          <table:table-cell office:value-type="float" office:value="939292659" calcext:value-type="float">
            <text:p>939292659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27.673306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5905734E+018" calcext:value-type="float">
            <text:p>1.55809975905734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59" calcext:value-type="float">
            <text:p>1558099759</text:p>
          </table:table-cell>
          <table:table-cell office:value-type="float" office:value="49561117" calcext:value-type="float">
            <text:p>4956111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6855262E+018" calcext:value-type="float">
            <text:p>1.5580997685526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68" calcext:value-type="float">
            <text:p>1558099768</text:p>
          </table:table-cell>
          <table:table-cell office:value-type="float" office:value="545492036" calcext:value-type="float">
            <text:p>54549203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6994434E+018" calcext:value-type="float">
            <text:p>1.55809976994434E+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69" calcext:value-type="float">
            <text:p>1558099769</text:p>
          </table:table-cell>
          <table:table-cell office:value-type="float" office:value="943026215" calcext:value-type="float">
            <text:p>94302621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27.673306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68" calcext:value-type="float">
            <text:p>1558099768</text:p>
          </table:table-cell>
          <table:table-cell office:value-type="float" office:value="528336472" calcext:value-type="float">
            <text:p>528336472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12.43367837" calcext:value-type="float">
            <text:p>12.433678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6998171E+018" calcext:value-type="float">
            <text:p>1.5580997699817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69" calcext:value-type="float">
            <text:p>1558099769</text:p>
          </table:table-cell>
          <table:table-cell office:value-type="float" office:value="974897576" calcext:value-type="float">
            <text:p>97489757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69" calcext:value-type="float">
            <text:p>1558099769</text:p>
          </table:table-cell>
          <table:table-cell office:value-type="float" office:value="920521825" calcext:value-type="float">
            <text:p>92052182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32.381607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7000221E+018" calcext:value-type="float">
            <text:p>1.5580997700022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69" calcext:value-type="float">
            <text:p>1558099769</text:p>
          </table:table-cell>
          <table:table-cell office:value-type="float" office:value="995071893" calcext:value-type="float">
            <text:p>99507189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7148622E+018" calcext:value-type="float">
            <text:p>1.5580997714862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71" calcext:value-type="float">
            <text:p>1558099771</text:p>
          </table:table-cell>
          <table:table-cell office:value-type="float" office:value="478759939" calcext:value-type="float">
            <text:p>47875993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71" calcext:value-type="float">
            <text:p>1558099771</text:p>
          </table:table-cell>
          <table:table-cell office:value-type="float" office:value="370256873" calcext:value-type="float">
            <text:p>37025687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2.381607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7151062E+018" calcext:value-type="float">
            <text:p>1.5580997715106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71" calcext:value-type="float">
            <text:p>1558099771</text:p>
          </table:table-cell>
          <table:table-cell office:value-type="float" office:value="502520687" calcext:value-type="float">
            <text:p>50252068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7434871E+018" calcext:value-type="float">
            <text:p>1.5580997743487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74" calcext:value-type="float">
            <text:p>1558099774</text:p>
          </table:table-cell>
          <table:table-cell office:value-type="float" office:value="338469179" calcext:value-type="float">
            <text:p>33846917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72" calcext:value-type="float">
            <text:p>1558099772</text:p>
          </table:table-cell>
          <table:table-cell office:value-type="float" office:value="880074547" calcext:value-type="float">
            <text:p>880074547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2.381607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7437038E+018" calcext:value-type="float">
            <text:p>1.5580997743703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74" calcext:value-type="float">
            <text:p>1558099774</text:p>
          </table:table-cell>
          <table:table-cell office:value-type="float" office:value="362716025" calcext:value-type="float">
            <text:p>3627160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19762E+018" calcext:value-type="float">
            <text:p>1.558099781976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76" calcext:value-type="float">
            <text:p>1558099776</text:p>
          </table:table-cell>
          <table:table-cell office:value-type="float" office:value="44944753" calcext:value-type="float">
            <text:p>4494475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336159E+018" calcext:value-type="float">
            <text:p>1.55809978336159E+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783" calcext:value-type="float">
            <text:p>1558099783</text:p>
          </table:table-cell>
          <table:table-cell office:value-type="float" office:value="360298710" calcext:value-type="float">
            <text:p>36029871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32.381607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776" calcext:value-type="float">
            <text:p>1558099776</text:p>
          </table:table-cell>
          <table:table-cell office:value-type="float" office:value="24060650" calcext:value-type="float">
            <text:p>24060650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7.495840817" calcext:value-type="float">
            <text:p>7.4958408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7834844E+018" calcext:value-type="float">
            <text:p>1.5580997834844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83" calcext:value-type="float">
            <text:p>1558099783</text:p>
          </table:table-cell>
          <table:table-cell office:value-type="float" office:value="477339153" calcext:value-type="float">
            <text:p>47733915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83" calcext:value-type="float">
            <text:p>1558099783</text:p>
          </table:table-cell>
          <table:table-cell office:value-type="float" office:value="330723321" calcext:value-type="float">
            <text:p>330723321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350439E+018" calcext:value-type="float">
            <text:p>1.55809978350439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83" calcext:value-type="float">
            <text:p>1558099783</text:p>
          </table:table-cell>
          <table:table-cell office:value-type="float" office:value="497452109" calcext:value-type="float">
            <text:p>49745210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65098E+018" calcext:value-type="float">
            <text:p>1.558099786509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86" calcext:value-type="float">
            <text:p>1558099786</text:p>
          </table:table-cell>
          <table:table-cell office:value-type="float" office:value="502064317" calcext:value-type="float">
            <text:p>50206431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84" calcext:value-type="float">
            <text:p>1558099784</text:p>
          </table:table-cell>
          <table:table-cell office:value-type="float" office:value="860895096" calcext:value-type="float">
            <text:p>860895096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653385E+018" calcext:value-type="float">
            <text:p>1.5580997865338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86" calcext:value-type="float">
            <text:p>1558099786</text:p>
          </table:table-cell>
          <table:table-cell office:value-type="float" office:value="525580196" calcext:value-type="float">
            <text:p>52558019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950664E+018" calcext:value-type="float">
            <text:p>1.55809978950664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89" calcext:value-type="float">
            <text:p>1558099789</text:p>
          </table:table-cell>
          <table:table-cell office:value-type="float" office:value="495095278" calcext:value-type="float">
            <text:p>49509527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87" calcext:value-type="float">
            <text:p>1558099787</text:p>
          </table:table-cell>
          <table:table-cell office:value-type="float" office:value="910871739" calcext:value-type="float">
            <text:p>910871739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BeTir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8952785E+018" calcext:value-type="float">
            <text:p>1.5580997895278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89" calcext:value-type="float">
            <text:p>1558099789</text:p>
          </table:table-cell>
          <table:table-cell office:value-type="float" office:value="519462240" calcext:value-type="float">
            <text:p>51946224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9249846E+018" calcext:value-type="float">
            <text:p>1.55809979249846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92" calcext:value-type="float">
            <text:p>1558099792</text:p>
          </table:table-cell>
          <table:table-cell office:value-type="float" office:value="491044975" calcext:value-type="float">
            <text:p>49104497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90" calcext:value-type="float">
            <text:p>1558099790</text:p>
          </table:table-cell>
          <table:table-cell office:value-type="float" office:value="889190862" calcext:value-type="float">
            <text:p>889190862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9252508E+018" calcext:value-type="float">
            <text:p>1.5580997925250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92" calcext:value-type="float">
            <text:p>1558099792</text:p>
          </table:table-cell>
          <table:table-cell office:value-type="float" office:value="517831772" calcext:value-type="float">
            <text:p>51783177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9554125E+018" calcext:value-type="float">
            <text:p>1.5580997955412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795" calcext:value-type="float">
            <text:p>1558099795</text:p>
          </table:table-cell>
          <table:table-cell office:value-type="float" office:value="533965371" calcext:value-type="float">
            <text:p>533965371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93" calcext:value-type="float">
            <text:p>1558099793</text:p>
          </table:table-cell>
          <table:table-cell office:value-type="float" office:value="888616993" calcext:value-type="float">
            <text:p>888616993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79556599E+018" calcext:value-type="float">
            <text:p>1.55809979556599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795" calcext:value-type="float">
            <text:p>1558099795</text:p>
          </table:table-cell>
          <table:table-cell office:value-type="float" office:value="558517298" calcext:value-type="float">
            <text:p>55851729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0541114E+018" calcext:value-type="float">
            <text:p>1.55809980541114E+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805" calcext:value-type="float">
            <text:p>1558099805</text:p>
          </table:table-cell>
          <table:table-cell office:value-type="float" office:value="409706857" calcext:value-type="float">
            <text:p>40970685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805" calcext:value-type="float">
            <text:p>1558099805</text:p>
          </table:table-cell>
          <table:table-cell office:value-type="float" office:value="409283868" calcext:value-type="float">
            <text:p>409283868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29.386770992" calcext:value-type="float">
            <text:p>29.3867709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80944987E+018" calcext:value-type="float">
            <text:p>1.5580998094498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809" calcext:value-type="float">
            <text:p>1558099809</text:p>
          </table:table-cell>
          <table:table-cell office:value-type="float" office:value="441581953" calcext:value-type="float">
            <text:p>44158195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796" calcext:value-type="float">
            <text:p>1558099796</text:p>
          </table:table-cell>
          <table:table-cell office:value-type="float" office:value="901100053" calcext:value-type="float">
            <text:p>901100053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37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0947882E+018" calcext:value-type="float">
            <text:p>1.5580998094788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09" calcext:value-type="float">
            <text:p>1558099809</text:p>
          </table:table-cell>
          <table:table-cell office:value-type="float" office:value="467889986" calcext:value-type="float">
            <text:p>46788998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2009961E+018" calcext:value-type="float">
            <text:p>1.5580998200996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820" calcext:value-type="float">
            <text:p>1558099820</text:p>
          </table:table-cell>
          <table:table-cell office:value-type="float" office:value="92257742" calcext:value-type="float">
            <text:p>92257742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810" calcext:value-type="float">
            <text:p>1558099810</text:p>
          </table:table-cell>
          <table:table-cell office:value-type="float" office:value="836262292" calcext:value-type="float">
            <text:p>836262292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43.59036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2012511E+018" calcext:value-type="float">
            <text:p>1.5580998201251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20" calcext:value-type="float">
            <text:p>1558099820</text:p>
          </table:table-cell>
          <table:table-cell office:value-type="float" office:value="117575929" calcext:value-type="float">
            <text:p>11757592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2173671E+018" calcext:value-type="float">
            <text:p>1.55809982173671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821" calcext:value-type="float">
            <text:p>1558099821</text:p>
          </table:table-cell>
          <table:table-cell office:value-type="float" office:value="728773654" calcext:value-type="float">
            <text:p>72877365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821" calcext:value-type="float">
            <text:p>1558099821</text:p>
          </table:table-cell>
          <table:table-cell office:value-type="float" office:value="464465208" calcext:value-type="float">
            <text:p>464465208</text:p>
          </table:table-cell>
          <table:table-cell office:value-type="string" calcext:value-type="string">
            <text:p>"cancel all actions"</text:p>
          </table:table-cell>
          <table:table-cell table:number-columns-repeated="2" office:value-type="string" calcext:value-type="string">
            <text:p>"WarningReceiv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3.000000"</text:p>
          </table:table-cell>
          <table:table-cell office:value-type="string" calcext:value-type="string">
            <text:p>"41.18816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2176845E+018" calcext:value-type="float">
            <text:p>1.55809982176845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21" calcext:value-type="float">
            <text:p>1558099821</text:p>
          </table:table-cell>
          <table:table-cell office:value-type="float" office:value="756304909" calcext:value-type="float">
            <text:p>75630490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2326973E+018" calcext:value-type="float">
            <text:p>1.55809982326973E+0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823" calcext:value-type="float">
            <text:p>1558099823</text:p>
          </table:table-cell>
          <table:table-cell office:value-type="float" office:value="268168503" calcext:value-type="float">
            <text:p>26816850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1.188168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823" calcext:value-type="float">
            <text:p>1558099823</text:p>
          </table:table-cell>
          <table:table-cell office:value-type="float" office:value="267766064" calcext:value-type="float">
            <text:p>267766064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7.85848081" calcext:value-type="float">
            <text:p>17.858480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.55809983300616E+018" calcext:value-type="float">
            <text:p>1.55809983300616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27" calcext:value-type="float">
            <text:p>1558099827</text:p>
          </table:table-cell>
          <table:table-cell office:value-type="float" office:value="288484703" calcext:value-type="float">
            <text:p>28848470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448558E+018" calcext:value-type="float">
            <text:p>1.55809983448558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34" calcext:value-type="float">
            <text:p>1558099834</text:p>
          </table:table-cell>
          <table:table-cell office:value-type="float" office:value="479180987" calcext:value-type="float">
            <text:p>47918098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597514E+018" calcext:value-type="float">
            <text:p>1.55809983597514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835" calcext:value-type="float">
            <text:p>1558099835</text:p>
          </table:table-cell>
          <table:table-cell office:value-type="float" office:value="967829348" calcext:value-type="float">
            <text:p>96782934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835" calcext:value-type="float">
            <text:p>1558099835</text:p>
          </table:table-cell>
          <table:table-cell office:value-type="float" office:value="841028242" calcext:value-type="float">
            <text:p>841028242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599809E+018" calcext:value-type="float">
            <text:p>1.55809983599809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35" calcext:value-type="float">
            <text:p>1558099835</text:p>
          </table:table-cell>
          <table:table-cell office:value-type="float" office:value="990875609" calcext:value-type="float">
            <text:p>99087560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73902E+018" calcext:value-type="float">
            <text:p>1.5580998373902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099837" calcext:value-type="float">
            <text:p>1558099837</text:p>
          </table:table-cell>
          <table:table-cell office:value-type="float" office:value="382844775" calcext:value-type="float">
            <text:p>38284477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1 || WARN:0 || IDLE:0 || FAIL:0 || SUBTASKST:\</text:p>
          </table:table-cell>
          <table:table-cell office:value-type="string" calcext:value-type="string">
            <text:p>[0, 1, 1, 1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880717E+018" calcext:value-type="float">
            <text:p>1.55809983880717E+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099838" calcext:value-type="float">
            <text:p>1558099838</text:p>
          </table:table-cell>
          <table:table-cell office:value-type="float" office:value="799985542" calcext:value-type="float">
            <text:p>799985542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099838" calcext:value-type="float">
            <text:p>1558099838</text:p>
          </table:table-cell>
          <table:table-cell office:value-type="float" office:value="746963201" calcext:value-type="float">
            <text:p>746963201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GlobalSuccess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83882161E+018" calcext:value-type="float">
            <text:p>1.55809983882161E+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838" calcext:value-type="float">
            <text:p>1558099838</text:p>
          </table:table-cell>
          <table:table-cell office:value-type="float" office:value="820173332" calcext:value-type="float">
            <text:p>82017333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837" calcext:value-type="float">
            <text:p>1558099837</text:p>
          </table:table-cell>
          <table:table-cell office:value-type="float" office:value="368921992" calcext:value-type="float">
            <text:p>368921992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14.10056392" calcext:value-type="float">
            <text:p>14.100563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83882167E+018" calcext:value-type="float">
            <text:p>1.55809983882167E+0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"MANAGER-TASK-DONE"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837" calcext:value-type="float">
            <text:p>1558099837</text:p>
          </table:table-cell>
          <table:table-cell office:value-type="float" office:value="368921992" calcext:value-type="float">
            <text:p>368921992</text:p>
          </table:table-cell>
          <table:table-cell table:number-columns-repeated="2" office:value-type="string" calcext:value-type="string">
            <text:p>'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success"</text:p>
          </table:table-cell>
          <table:table-cell office:value-type="float" office:value="105.425348973" calcext:value-type="float">
            <text:p>105.425348973</text:p>
          </table:table-cell>
          <table:table-cell office:value-type="string" calcext:value-type="string">
            <text:p>''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3826935E+018" calcext:value-type="float">
            <text:p>1.55809993826935E+0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MANAGER"</text:p>
          </table:table-cell>
          <table:table-cell/>
          <table:table-cell office:value-type="float" office:value="1558099938" calcext:value-type="float">
            <text:p>1558099938</text:p>
          </table:table-cell>
          <table:table-cell office:value-type="float" office:value="267838048" calcext:value-type="float">
            <text:p>26783804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STAR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09996315894E+018" calcext:value-type="float">
            <text:p>1.55809996315894E+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63" calcext:value-type="float">
            <text:p>1558099963</text:p>
          </table:table-cell>
          <table:table-cell office:value-type="float" office:value="157206558" calcext:value-type="float">
            <text:p>15720655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63" calcext:value-type="float">
            <text:p>1558099963</text:p>
          </table:table-cell>
          <table:table-cell office:value-type="float" office:value="156399525" calcext:value-type="float">
            <text:p>156399525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24.887646789" calcext:value-type="float">
            <text:p>24.88764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6703619E+018" calcext:value-type="float">
            <text:p>1.55809996703619E+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67" calcext:value-type="float">
            <text:p>1558099967</text:p>
          </table:table-cell>
          <table:table-cell office:value-type="float" office:value="34796018" calcext:value-type="float">
            <text:p>3479601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67" calcext:value-type="float">
            <text:p>1558099967</text:p>
          </table:table-cell>
          <table:table-cell office:value-type="float" office:value="33799091" calcext:value-type="float">
            <text:p>33799091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3.877118416" calcext:value-type="float">
            <text:p>3.877118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7075822E+018" calcext:value-type="float">
            <text:p>1.55809997075822E+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70" calcext:value-type="float">
            <text:p>1558099970</text:p>
          </table:table-cell>
          <table:table-cell office:value-type="float" office:value="756895729" calcext:value-type="float">
            <text:p>75689572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70" calcext:value-type="float">
            <text:p>1558099970</text:p>
          </table:table-cell>
          <table:table-cell office:value-type="float" office:value="755926487" calcext:value-type="float">
            <text:p>755926487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3.722121783" calcext:value-type="float">
            <text:p>3.7221217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7077688E+018" calcext:value-type="float">
            <text:p>1.55809997077688E+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70" calcext:value-type="float">
            <text:p>1558099970</text:p>
          </table:table-cell>
          <table:table-cell office:value-type="float" office:value="775402310" calcext:value-type="float">
            <text:p>77540231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70" calcext:value-type="float">
            <text:p>1558099970</text:p>
          </table:table-cell>
          <table:table-cell office:value-type="float" office:value="774353113" calcext:value-type="float">
            <text:p>774353113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0.018403979" calcext:value-type="float">
            <text:p>0.018403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8830057E+018" calcext:value-type="float">
            <text:p>1.55809998830057E+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88" calcext:value-type="float">
            <text:p>1558099988</text:p>
          </table:table-cell>
          <table:table-cell office:value-type="float" office:value="299114538" calcext:value-type="float">
            <text:p>29911453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87" calcext:value-type="float">
            <text:p>1558099987</text:p>
          </table:table-cell>
          <table:table-cell office:value-type="float" office:value="256885633" calcext:value-type="float">
            <text:p>256885633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16.482512453" calcext:value-type="float">
            <text:p>16.4825124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9137898E+018" calcext:value-type="float">
            <text:p>1.55809999137898E+0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91" calcext:value-type="float">
            <text:p>1558099991</text:p>
          </table:table-cell>
          <table:table-cell office:value-type="float" office:value="377669955" calcext:value-type="float">
            <text:p>37766995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91" calcext:value-type="float">
            <text:p>1558099991</text:p>
          </table:table-cell>
          <table:table-cell office:value-type="float" office:value="377018243" calcext:value-type="float">
            <text:p>377018243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4.121047648" calcext:value-type="float">
            <text:p>4.1210476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09999566449E+018" calcext:value-type="float">
            <text:p>1.55809999566449E+0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099995" calcext:value-type="float">
            <text:p>1558099995</text:p>
          </table:table-cell>
          <table:table-cell office:value-type="float" office:value="663111626" calcext:value-type="float">
            <text:p>6631116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099995" calcext:value-type="float">
            <text:p>1558099995</text:p>
          </table:table-cell>
          <table:table-cell office:value-type="float" office:value="662198018" calcext:value-type="float">
            <text:p>662198018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284276149" calcext:value-type="float">
            <text:p>4.284276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6" calcext:value-type="float">
            <text:p>71.4285714286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00446694E+018" calcext:value-type="float">
            <text:p>1.55810000446694E+0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004" calcext:value-type="float">
            <text:p>1558100004</text:p>
          </table:table-cell>
          <table:table-cell office:value-type="float" office:value="465626895" calcext:value-type="float">
            <text:p>46562689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004" calcext:value-type="float">
            <text:p>1558100004</text:p>
          </table:table-cell>
          <table:table-cell office:value-type="float" office:value="464484061" calcext:value-type="float">
            <text:p>464484061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8.802311525" calcext:value-type="float">
            <text:p>8.8023115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01297812E+018" calcext:value-type="float">
            <text:p>1.55810001297812E+0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012" calcext:value-type="float">
            <text:p>1558100012</text:p>
          </table:table-cell>
          <table:table-cell office:value-type="float" office:value="976580126" calcext:value-type="float">
            <text:p>9765801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012" calcext:value-type="float">
            <text:p>1558100012</text:p>
          </table:table-cell>
          <table:table-cell office:value-type="float" office:value="975447333" calcext:value-type="float">
            <text:p>975447333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8.510946156" calcext:value-type="float">
            <text:p>8.5109461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8" calcext:value-type="float">
            <text:p>77.7777777778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01946753E+018" calcext:value-type="float">
            <text:p>1.55810001946753E+0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019" calcext:value-type="float">
            <text:p>1558100019</text:p>
          </table:table-cell>
          <table:table-cell office:value-type="float" office:value="466156459" calcext:value-type="float">
            <text:p>46615645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019" calcext:value-type="float">
            <text:p>1558100019</text:p>
          </table:table-cell>
          <table:table-cell office:value-type="float" office:value="464187698" calcext:value-type="float">
            <text:p>464187698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6.488658547" calcext:value-type="float">
            <text:p>6.4886585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01946755E+018" calcext:value-type="float">
            <text:p>1.55810001946755E+0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ANAGER-TASK-DONE"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019" calcext:value-type="float">
            <text:p>1558100019</text:p>
          </table:table-cell>
          <table:table-cell office:value-type="float" office:value="464187698" calcext:value-type="float">
            <text:p>464187698</text:p>
          </table:table-cell>
          <table:table-cell table:number-columns-repeated="2"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success"</text:p>
          </table:table-cell>
          <table:table-cell office:value-type="float" office:value="81.195043445" calcext:value-type="float">
            <text:p>81.195043445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5103301E+018" calcext:value-type="float">
            <text:p>1.55810035103301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MANAGER"</text:p>
          </table:table-cell>
          <table:table-cell/>
          <table:table-cell office:value-type="float" office:value="1558100351" calcext:value-type="float">
            <text:p>1558100351</text:p>
          </table:table-cell>
          <table:table-cell office:value-type="float" office:value="31839546" calcext:value-type="float">
            <text:p>3183954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STAR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225169E+018" calcext:value-type="float">
            <text:p>1.55810035225169E+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52" calcext:value-type="float">
            <text:p>1558100352</text:p>
          </table:table-cell>
          <table:table-cell office:value-type="float" office:value="226405410" calcext:value-type="float">
            <text:p>22640541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52" calcext:value-type="float">
            <text:p>1558100352</text:p>
          </table:table-cell>
          <table:table-cell office:value-type="float" office:value="199744981" calcext:value-type="float">
            <text:p>199744981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TaskHuman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363627E+018" calcext:value-type="float">
            <text:p>1.55810035363627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53" calcext:value-type="float">
            <text:p>1558100353</text:p>
          </table:table-cell>
          <table:table-cell office:value-type="float" office:value="628690925" calcext:value-type="float">
            <text:p>6286909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613301E+018" calcext:value-type="float">
            <text:p>1.55810035613301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56" calcext:value-type="float">
            <text:p>1558100356</text:p>
          </table:table-cell>
          <table:table-cell office:value-type="float" office:value="125633922" calcext:value-type="float">
            <text:p>12563392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750322E+018" calcext:value-type="float">
            <text:p>1.55810035750322E+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57" calcext:value-type="float">
            <text:p>1558100357</text:p>
          </table:table-cell>
          <table:table-cell office:value-type="float" office:value="502046734" calcext:value-type="float">
            <text:p>50204673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4.8340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56" calcext:value-type="float">
            <text:p>1558100356</text:p>
          </table:table-cell>
          <table:table-cell office:value-type="float" office:value="108848902" calcext:value-type="float">
            <text:p>108848902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5.075761364" calcext:value-type="float">
            <text:p>5.075761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5764535E+018" calcext:value-type="float">
            <text:p>1.55810035764535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57" calcext:value-type="float">
            <text:p>1558100357</text:p>
          </table:table-cell>
          <table:table-cell office:value-type="float" office:value="637337429" calcext:value-type="float">
            <text:p>63733742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57" calcext:value-type="float">
            <text:p>1558100357</text:p>
          </table:table-cell>
          <table:table-cell office:value-type="float" office:value="475537583" calcext:value-type="float">
            <text:p>47553758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5.423525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767338E+018" calcext:value-type="float">
            <text:p>1.5581003576733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57" calcext:value-type="float">
            <text:p>1558100357</text:p>
          </table:table-cell>
          <table:table-cell office:value-type="float" office:value="665847980" calcext:value-type="float">
            <text:p>66584798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915265E+018" calcext:value-type="float">
            <text:p>1.55810035915265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59" calcext:value-type="float">
            <text:p>1558100359</text:p>
          </table:table-cell>
          <table:table-cell office:value-type="float" office:value="145315480" calcext:value-type="float">
            <text:p>14531548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58" calcext:value-type="float">
            <text:p>1558100358</text:p>
          </table:table-cell>
          <table:table-cell office:value-type="float" office:value="994293851" calcext:value-type="float">
            <text:p>994293851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5.423525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591789E+018" calcext:value-type="float">
            <text:p>1.5581003591789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59" calcext:value-type="float">
            <text:p>1558100359</text:p>
          </table:table-cell>
          <table:table-cell office:value-type="float" office:value="170895345" calcext:value-type="float">
            <text:p>17089534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6057762E+018" calcext:value-type="float">
            <text:p>1.55810036057762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60" calcext:value-type="float">
            <text:p>1558100360</text:p>
          </table:table-cell>
          <table:table-cell office:value-type="float" office:value="570565967" calcext:value-type="float">
            <text:p>57056596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6196413E+018" calcext:value-type="float">
            <text:p>1.55810036196413E+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61" calcext:value-type="float">
            <text:p>1558100361</text:p>
          </table:table-cell>
          <table:table-cell office:value-type="float" office:value="963072807" calcext:value-type="float">
            <text:p>96307280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423525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60" calcext:value-type="float">
            <text:p>1558100360</text:p>
          </table:table-cell>
          <table:table-cell office:value-type="float" office:value="556192511" calcext:value-type="float">
            <text:p>556192511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4.448353217" calcext:value-type="float">
            <text:p>4.448353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6751256E+018" calcext:value-type="float">
            <text:p>1.55810036751256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67" calcext:value-type="float">
            <text:p>1558100367</text:p>
          </table:table-cell>
          <table:table-cell office:value-type="float" office:value="498522525" calcext:value-type="float">
            <text:p>4985225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6892726E+018" calcext:value-type="float">
            <text:p>1.55810036892726E+0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68" calcext:value-type="float">
            <text:p>1558100368</text:p>
          </table:table-cell>
          <table:table-cell office:value-type="float" office:value="926077807" calcext:value-type="float">
            <text:p>92607780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423525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67" calcext:value-type="float">
            <text:p>1558100367</text:p>
          </table:table-cell>
          <table:table-cell office:value-type="float" office:value="477607871" calcext:value-type="float">
            <text:p>477607871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6.920402231" calcext:value-type="float">
            <text:p>6.920402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6922734E+018" calcext:value-type="float">
            <text:p>1.55810036922734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69" calcext:value-type="float">
            <text:p>1558100369</text:p>
          </table:table-cell>
          <table:table-cell office:value-type="float" office:value="219888075" calcext:value-type="float">
            <text:p>21988807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68" calcext:value-type="float">
            <text:p>1558100368</text:p>
          </table:table-cell>
          <table:table-cell office:value-type="float" office:value="900666379" calcext:value-type="float">
            <text:p>900666379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5.09142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6925727E+018" calcext:value-type="float">
            <text:p>1.55810036925727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69" calcext:value-type="float">
            <text:p>1558100369</text:p>
          </table:table-cell>
          <table:table-cell office:value-type="float" office:value="249923677" calcext:value-type="float">
            <text:p>24992367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7072907E+018" calcext:value-type="float">
            <text:p>1.55810037072907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70" calcext:value-type="float">
            <text:p>1558100370</text:p>
          </table:table-cell>
          <table:table-cell office:value-type="float" office:value="723708844" calcext:value-type="float">
            <text:p>72370884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70" calcext:value-type="float">
            <text:p>1558100370</text:p>
          </table:table-cell>
          <table:table-cell office:value-type="float" office:value="629220258" calcext:value-type="float">
            <text:p>629220258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5.09142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7074697E+018" calcext:value-type="float">
            <text:p>1.55810037074697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70" calcext:value-type="float">
            <text:p>1558100370</text:p>
          </table:table-cell>
          <table:table-cell office:value-type="float" office:value="741243394" calcext:value-type="float">
            <text:p>74124339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7217658E+018" calcext:value-type="float">
            <text:p>1.5581003721765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72" calcext:value-type="float">
            <text:p>1558100372</text:p>
          </table:table-cell>
          <table:table-cell office:value-type="float" office:value="169885285" calcext:value-type="float">
            <text:p>16988528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7355192E+018" calcext:value-type="float">
            <text:p>1.55810037355192E+0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73" calcext:value-type="float">
            <text:p>1558100373</text:p>
          </table:table-cell>
          <table:table-cell office:value-type="float" office:value="550664079" calcext:value-type="float">
            <text:p>55066407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091428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72" calcext:value-type="float">
            <text:p>1558100372</text:p>
          </table:table-cell>
          <table:table-cell office:value-type="float" office:value="154072070" calcext:value-type="float">
            <text:p>154072070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4.6773044" calcext:value-type="float">
            <text:p>4.67730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7377243E+018" calcext:value-type="float">
            <text:p>1.55810037377243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73" calcext:value-type="float">
            <text:p>1558100373</text:p>
          </table:table-cell>
          <table:table-cell office:value-type="float" office:value="765679275" calcext:value-type="float">
            <text:p>76567927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73" calcext:value-type="float">
            <text:p>1558100373</text:p>
          </table:table-cell>
          <table:table-cell office:value-type="float" office:value="532633785" calcext:value-type="float">
            <text:p>532633785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0.442782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7379692E+018" calcext:value-type="float">
            <text:p>1.55810037379692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73" calcext:value-type="float">
            <text:p>1558100373</text:p>
          </table:table-cell>
          <table:table-cell office:value-type="float" office:value="789789608" calcext:value-type="float">
            <text:p>78978960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8331263E+018" calcext:value-type="float">
            <text:p>1.55810038331263E+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83" calcext:value-type="float">
            <text:p>1558100383</text:p>
          </table:table-cell>
          <table:table-cell office:value-type="float" office:value="311206636" calcext:value-type="float">
            <text:p>31120663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0.442782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83" calcext:value-type="float">
            <text:p>1558100383</text:p>
          </table:table-cell>
          <table:table-cell office:value-type="float" office:value="310866177" calcext:value-type="float">
            <text:p>310866177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1.157563213" calcext:value-type="float">
            <text:p>11.1575632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8735451E+018" calcext:value-type="float">
            <text:p>1.55810038735451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87" calcext:value-type="float">
            <text:p>1558100387</text:p>
          </table:table-cell>
          <table:table-cell office:value-type="float" office:value="347393214" calcext:value-type="float">
            <text:p>34739321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75" calcext:value-type="float">
            <text:p>1558100375</text:p>
          </table:table-cell>
          <table:table-cell office:value-type="float" office:value="170217000" calcext:value-type="float">
            <text:p>170217000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0.442782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8737978E+018" calcext:value-type="float">
            <text:p>1.5581003873797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87" calcext:value-type="float">
            <text:p>1558100387</text:p>
          </table:table-cell>
          <table:table-cell office:value-type="float" office:value="372517059" calcext:value-type="float">
            <text:p>37251705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8883354E+018" calcext:value-type="float">
            <text:p>1.55810038883354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88" calcext:value-type="float">
            <text:p>1558100388</text:p>
          </table:table-cell>
          <table:table-cell office:value-type="float" office:value="818556126" calcext:value-type="float">
            <text:p>8185561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902452E+018" calcext:value-type="float">
            <text:p>1.5581003902452E+0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90" calcext:value-type="float">
            <text:p>1558100390</text:p>
          </table:table-cell>
          <table:table-cell office:value-type="float" office:value="242979176" calcext:value-type="float">
            <text:p>24297917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0.442782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88" calcext:value-type="float">
            <text:p>1558100388</text:p>
          </table:table-cell>
          <table:table-cell office:value-type="float" office:value="800163758" calcext:value-type="float">
            <text:p>800163758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5.488728972" calcext:value-type="float">
            <text:p>5.4887289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9029078E+018" calcext:value-type="float">
            <text:p>1.5581003902907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90" calcext:value-type="float">
            <text:p>1558100390</text:p>
          </table:table-cell>
          <table:table-cell office:value-type="float" office:value="283302340" calcext:value-type="float">
            <text:p>28330234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90" calcext:value-type="float">
            <text:p>1558100390</text:p>
          </table:table-cell>
          <table:table-cell office:value-type="float" office:value="212560615" calcext:value-type="float">
            <text:p>21256061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11.55721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903147E+018" calcext:value-type="float">
            <text:p>1.5581003903147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90" calcext:value-type="float">
            <text:p>1558100390</text:p>
          </table:table-cell>
          <table:table-cell office:value-type="float" office:value="307695394" calcext:value-type="float">
            <text:p>30769539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9176271E+018" calcext:value-type="float">
            <text:p>1.55810039176271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91" calcext:value-type="float">
            <text:p>1558100391</text:p>
          </table:table-cell>
          <table:table-cell office:value-type="float" office:value="749751676" calcext:value-type="float">
            <text:p>74975167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9318348E+018" calcext:value-type="float">
            <text:p>1.55810039318348E+0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393" calcext:value-type="float">
            <text:p>1558100393</text:p>
          </table:table-cell>
          <table:table-cell office:value-type="float" office:value="182120679" calcext:value-type="float">
            <text:p>18212067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11.55721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91" calcext:value-type="float">
            <text:p>1558100391</text:p>
          </table:table-cell>
          <table:table-cell office:value-type="float" office:value="732919834" calcext:value-type="float">
            <text:p>732919834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2.932603343" calcext:value-type="float">
            <text:p>2.9326033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9" calcext:value-type="float">
            <text:p>57.1428571429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39322042E+018" calcext:value-type="float">
            <text:p>1.55810039322042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393" calcext:value-type="float">
            <text:p>1558100393</text:p>
          </table:table-cell>
          <table:table-cell office:value-type="float" office:value="213726040" calcext:value-type="float">
            <text:p>21372604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393" calcext:value-type="float">
            <text:p>1558100393</text:p>
          </table:table-cell>
          <table:table-cell office:value-type="float" office:value="156990557" calcext:value-type="float">
            <text:p>156990557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5.67721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39324219E+018" calcext:value-type="float">
            <text:p>1.55810039324219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93" calcext:value-type="float">
            <text:p>1558100393</text:p>
          </table:table-cell>
          <table:table-cell office:value-type="float" office:value="234574869" calcext:value-type="float">
            <text:p>23457486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0106465E+018" calcext:value-type="float">
            <text:p>1.55810040106465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395" calcext:value-type="float">
            <text:p>1558100395</text:p>
          </table:table-cell>
          <table:table-cell office:value-type="float" office:value="251421407" calcext:value-type="float">
            <text:p>25142140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0246757E+018" calcext:value-type="float">
            <text:p>1.55810040246757E+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402" calcext:value-type="float">
            <text:p>1558100402</text:p>
          </table:table-cell>
          <table:table-cell office:value-type="float" office:value="466695015" calcext:value-type="float">
            <text:p>46669501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677218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395" calcext:value-type="float">
            <text:p>1558100395</text:p>
          </table:table-cell>
          <table:table-cell office:value-type="float" office:value="233308733" calcext:value-type="float">
            <text:p>233308733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3.499465851" calcext:value-type="float">
            <text:p>3.4994658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40267314E+018" calcext:value-type="float">
            <text:p>1.55810040267314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02" calcext:value-type="float">
            <text:p>1558100402</text:p>
          </table:table-cell>
          <table:table-cell office:value-type="float" office:value="665811916" calcext:value-type="float">
            <text:p>66581191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0409222E+018" calcext:value-type="float">
            <text:p>1.55810040409222E+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404" calcext:value-type="float">
            <text:p>1558100404</text:p>
          </table:table-cell>
          <table:table-cell office:value-type="float" office:value="91148505" calcext:value-type="float">
            <text:p>9114850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677218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402" calcext:value-type="float">
            <text:p>1558100402</text:p>
          </table:table-cell>
          <table:table-cell office:value-type="float" office:value="645335868" calcext:value-type="float">
            <text:p>645335868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7.412054085" calcext:value-type="float">
            <text:p>7.4120540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.4444444444" calcext:value-type="float">
            <text:p>44.4444444444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55810041122418E+018" calcext:value-type="float">
            <text:p>1.5581004112241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411" calcext:value-type="float">
            <text:p>1558100411</text:p>
          </table:table-cell>
          <table:table-cell office:value-type="float" office:value="218838755" calcext:value-type="float">
            <text:p>21883875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404" calcext:value-type="float">
            <text:p>1558100404</text:p>
          </table:table-cell>
          <table:table-cell office:value-type="float" office:value="64631159" calcext:value-type="float">
            <text:p>64631159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5.73233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112395E+018" calcext:value-type="float">
            <text:p>1.5581004112395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11" calcext:value-type="float">
            <text:p>1558100411</text:p>
          </table:table-cell>
          <table:table-cell office:value-type="float" office:value="233664527" calcext:value-type="float">
            <text:p>23366452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1431058E+018" calcext:value-type="float">
            <text:p>1.5581004143105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414" calcext:value-type="float">
            <text:p>1558100414</text:p>
          </table:table-cell>
          <table:table-cell office:value-type="float" office:value="303591395" calcext:value-type="float">
            <text:p>30359139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412" calcext:value-type="float">
            <text:p>1558100412</text:p>
          </table:table-cell>
          <table:table-cell office:value-type="float" office:value="621103362" calcext:value-type="float">
            <text:p>621103362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5.73233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1433544E+018" calcext:value-type="float">
            <text:p>1.55810041433544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14" calcext:value-type="float">
            <text:p>1558100414</text:p>
          </table:table-cell>
          <table:table-cell office:value-type="float" office:value="328986798" calcext:value-type="float">
            <text:p>32898679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1938418E+018" calcext:value-type="float">
            <text:p>1.55810041938418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419" calcext:value-type="float">
            <text:p>1558100419</text:p>
          </table:table-cell>
          <table:table-cell office:value-type="float" office:value="377491276" calcext:value-type="float">
            <text:p>37749127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415" calcext:value-type="float">
            <text:p>1558100415</text:p>
          </table:table-cell>
          <table:table-cell office:value-type="float" office:value="707123117" calcext:value-type="float">
            <text:p>707123117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5.73233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1940781E+018" calcext:value-type="float">
            <text:p>1.55810041940781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19" calcext:value-type="float">
            <text:p>1558100419</text:p>
          </table:table-cell>
          <table:table-cell office:value-type="float" office:value="401106581" calcext:value-type="float">
            <text:p>40110658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2248434E+018" calcext:value-type="float">
            <text:p>1.55810042248434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422" calcext:value-type="float">
            <text:p>1558100422</text:p>
          </table:table-cell>
          <table:table-cell office:value-type="float" office:value="477082313" calcext:value-type="float">
            <text:p>47708231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420" calcext:value-type="float">
            <text:p>1558100420</text:p>
          </table:table-cell>
          <table:table-cell office:value-type="float" office:value="786026077" calcext:value-type="float">
            <text:p>786026077</text:p>
          </table:table-cell>
          <table:table-cell office:value-type="string" calcext:value-type="string">
            <text:p>"cancel all actions"</text:p>
          </table:table-cell>
          <table:table-cell table:number-columns-repeated="2" office:value-type="string" calcext:value-type="string">
            <text:p>"WarningReceiv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3.000000"</text:p>
          </table:table-cell>
          <table:table-cell office:value-type="string" calcext:value-type="string">
            <text:p>"-7.90372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2250522E+018" calcext:value-type="float">
            <text:p>1.55810042250522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22" calcext:value-type="float">
            <text:p>1558100422</text:p>
          </table:table-cell>
          <table:table-cell office:value-type="float" office:value="498568283" calcext:value-type="float">
            <text:p>49856828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2493295E+018" calcext:value-type="float">
            <text:p>1.55810042493295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24" calcext:value-type="float">
            <text:p>1558100424</text:p>
          </table:table-cell>
          <table:table-cell office:value-type="float" office:value="924873466" calcext:value-type="float">
            <text:p>92487346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2648472E+018" calcext:value-type="float">
            <text:p>1.55810042648472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26" calcext:value-type="float">
            <text:p>1558100426</text:p>
          </table:table-cell>
          <table:table-cell office:value-type="float" office:value="477262921" calcext:value-type="float">
            <text:p>47726292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2954611E+018" calcext:value-type="float">
            <text:p>1.55810042954611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429" calcext:value-type="float">
            <text:p>1558100429</text:p>
          </table:table-cell>
          <table:table-cell office:value-type="float" office:value="533525040" calcext:value-type="float">
            <text:p>53352504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1 || SUBTASKST:\</text:p>
          </table:table-cell>
          <table:table-cell office:value-type="string" calcext:value-type="string">
            <text:p>[0, 1, 1, 0, 0, 0, 1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309353E+018" calcext:value-type="float">
            <text:p>1.5581004309353E+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430" calcext:value-type="float">
            <text:p>1558100430</text:p>
          </table:table-cell>
          <table:table-cell office:value-type="float" office:value="929162176" calcext:value-type="float">
            <text:p>92916217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430" calcext:value-type="float">
            <text:p>1558100430</text:p>
          </table:table-cell>
          <table:table-cell office:value-type="float" office:value="878913001" calcext:value-type="float">
            <text:p>878913001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GlobalFail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9.78877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4309435E+018" calcext:value-type="float">
            <text:p>1.5581004309435E+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430" calcext:value-type="float">
            <text:p>1558100430</text:p>
          </table:table-cell>
          <table:table-cell office:value-type="float" office:value="941502049" calcext:value-type="float">
            <text:p>94150204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9.788771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429" calcext:value-type="float">
            <text:p>1558100429</text:p>
          </table:table-cell>
          <table:table-cell office:value-type="float" office:value="515458014" calcext:value-type="float">
            <text:p>515458014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26.869945479" calcext:value-type="float">
            <text:p>26.8699454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4309439E+018" calcext:value-type="float">
            <text:p>1.5581004309439E+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MANAGER-TASK-DONE"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9.788771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429" calcext:value-type="float">
            <text:p>1558100429</text:p>
          </table:table-cell>
          <table:table-cell office:value-type="float" office:value="515458014" calcext:value-type="float">
            <text:p>515458014</text:p>
          </table:table-cell>
          <table:table-cell table:number-columns-repeated="2"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fail"</text:p>
          </table:table-cell>
          <table:table-cell office:value-type="float" office:value="78.482182155" calcext:value-type="float">
            <text:p>78.482182155</text:p>
          </table:table-cell>
          <table:table-cell office:value-type="string" calcext:value-type="string">
            <text:p>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2282536E+018" calcext:value-type="float">
            <text:p>1.55810072282536E+0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MANAGER"</text:p>
          </table:table-cell>
          <table:table-cell/>
          <table:table-cell office:value-type="float" office:value="1558100722" calcext:value-type="float">
            <text:p>1558100722</text:p>
          </table:table-cell>
          <table:table-cell office:value-type="float" office:value="824860882" calcext:value-type="float">
            <text:p>82486088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STAR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2405691E+018" calcext:value-type="float">
            <text:p>1.55810072405691E+0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24" calcext:value-type="float">
            <text:p>1558100724</text:p>
          </table:table-cell>
          <table:table-cell office:value-type="float" office:value="26393843" calcext:value-type="float">
            <text:p>2639384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24" calcext:value-type="float">
            <text:p>1558100724</text:p>
          </table:table-cell>
          <table:table-cell office:value-type="float" office:value="2254635" calcext:value-type="float">
            <text:p>2254635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TaskHuman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9.78877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2594859E+018" calcext:value-type="float">
            <text:p>1.55810072594859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25" calcext:value-type="float">
            <text:p>1558100725</text:p>
          </table:table-cell>
          <table:table-cell office:value-type="float" office:value="940672926" calcext:value-type="float">
            <text:p>9406729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2740156E+018" calcext:value-type="float">
            <text:p>1.55810072740156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27" calcext:value-type="float">
            <text:p>1558100727</text:p>
          </table:table-cell>
          <table:table-cell office:value-type="float" office:value="394148234" calcext:value-type="float">
            <text:p>39414823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27" calcext:value-type="float">
            <text:p>1558100727</text:p>
          </table:table-cell>
          <table:table-cell office:value-type="float" office:value="242840880" calcext:value-type="float">
            <text:p>242840880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"0.00000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2742423E+018" calcext:value-type="float">
            <text:p>1.5581007274242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27" calcext:value-type="float">
            <text:p>1558100727</text:p>
          </table:table-cell>
          <table:table-cell office:value-type="float" office:value="416933954" calcext:value-type="float">
            <text:p>41693395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2881118E+018" calcext:value-type="float">
            <text:p>1.55810072881118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28" calcext:value-type="float">
            <text:p>1558100728</text:p>
          </table:table-cell>
          <table:table-cell office:value-type="float" office:value="805710280" calcext:value-type="float">
            <text:p>80571028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015893E+018" calcext:value-type="float">
            <text:p>1.55810073015893E+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30" calcext:value-type="float">
            <text:p>1558100730</text:p>
          </table:table-cell>
          <table:table-cell office:value-type="float" office:value="158396108" calcext:value-type="float">
            <text:p>15839610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28" calcext:value-type="float">
            <text:p>1558100728</text:p>
          </table:table-cell>
          <table:table-cell office:value-type="float" office:value="790716742" calcext:value-type="float">
            <text:p>790716742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5.965620282" calcext:value-type="float">
            <text:p>5.965620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3023096E+018" calcext:value-type="float">
            <text:p>1.55810073023096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30" calcext:value-type="float">
            <text:p>1558100730</text:p>
          </table:table-cell>
          <table:table-cell office:value-type="float" office:value="224356347" calcext:value-type="float">
            <text:p>22435634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30" calcext:value-type="float">
            <text:p>1558100730</text:p>
          </table:table-cell>
          <table:table-cell office:value-type="float" office:value="128531962" calcext:value-type="float">
            <text:p>128531962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5.423525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02542E+018" calcext:value-type="float">
            <text:p>1.558100730254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0" calcext:value-type="float">
            <text:p>1558100730</text:p>
          </table:table-cell>
          <table:table-cell office:value-type="float" office:value="247593158" calcext:value-type="float">
            <text:p>24759315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176972E+018" calcext:value-type="float">
            <text:p>1.5581007317697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31" calcext:value-type="float">
            <text:p>1558100731</text:p>
          </table:table-cell>
          <table:table-cell office:value-type="float" office:value="762746301" calcext:value-type="float">
            <text:p>762746301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31" calcext:value-type="float">
            <text:p>1558100731</text:p>
          </table:table-cell>
          <table:table-cell office:value-type="float" office:value="624422171" calcext:value-type="float">
            <text:p>624422171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5.423525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179302E+018" calcext:value-type="float">
            <text:p>1.5581007317930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1" calcext:value-type="float">
            <text:p>1558100731</text:p>
          </table:table-cell>
          <table:table-cell office:value-type="float" office:value="785910032" calcext:value-type="float">
            <text:p>78591003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340777E+018" calcext:value-type="float">
            <text:p>1.55810073340777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3" calcext:value-type="float">
            <text:p>1558100733</text:p>
          </table:table-cell>
          <table:table-cell office:value-type="float" office:value="401024355" calcext:value-type="float">
            <text:p>40102435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47768E+018" calcext:value-type="float">
            <text:p>1.5581007347768E+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34" calcext:value-type="float">
            <text:p>1558100734</text:p>
          </table:table-cell>
          <table:table-cell office:value-type="float" office:value="776324325" calcext:value-type="float">
            <text:p>7763243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5.423525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33" calcext:value-type="float">
            <text:p>1558100733</text:p>
          </table:table-cell>
          <table:table-cell office:value-type="float" office:value="384033372" calcext:value-type="float">
            <text:p>384033372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592228002" calcext:value-type="float">
            <text:p>4.592228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3487855E+018" calcext:value-type="float">
            <text:p>1.55810073487855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34" calcext:value-type="float">
            <text:p>1558100734</text:p>
          </table:table-cell>
          <table:table-cell office:value-type="float" office:value="872121038" calcext:value-type="float">
            <text:p>87212103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34" calcext:value-type="float">
            <text:p>1558100734</text:p>
          </table:table-cell>
          <table:table-cell office:value-type="float" office:value="751525166" calcext:value-type="float">
            <text:p>751525166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0.11068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490234E+018" calcext:value-type="float">
            <text:p>1.55810073490234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4" calcext:value-type="float">
            <text:p>1558100734</text:p>
          </table:table-cell>
          <table:table-cell office:value-type="float" office:value="895680243" calcext:value-type="float">
            <text:p>89568024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792019E+018" calcext:value-type="float">
            <text:p>1.55810073792019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37" calcext:value-type="float">
            <text:p>1558100737</text:p>
          </table:table-cell>
          <table:table-cell office:value-type="float" office:value="913497193" calcext:value-type="float">
            <text:p>91349719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36" calcext:value-type="float">
            <text:p>1558100736</text:p>
          </table:table-cell>
          <table:table-cell office:value-type="float" office:value="277004012" calcext:value-type="float">
            <text:p>277004012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0.11068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794876E+018" calcext:value-type="float">
            <text:p>1.55810073794876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7" calcext:value-type="float">
            <text:p>1558100737</text:p>
          </table:table-cell>
          <table:table-cell office:value-type="float" office:value="939401753" calcext:value-type="float">
            <text:p>93940175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3936352E+018" calcext:value-type="float">
            <text:p>1.5581007393635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39" calcext:value-type="float">
            <text:p>1558100739</text:p>
          </table:table-cell>
          <table:table-cell office:value-type="float" office:value="352816609" calcext:value-type="float">
            <text:p>35281660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074808E+018" calcext:value-type="float">
            <text:p>1.55810074074808E+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40" calcext:value-type="float">
            <text:p>1558100740</text:p>
          </table:table-cell>
          <table:table-cell office:value-type="float" office:value="747729599" calcext:value-type="float">
            <text:p>74772959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0.11068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39" calcext:value-type="float">
            <text:p>1558100739</text:p>
          </table:table-cell>
          <table:table-cell office:value-type="float" office:value="339831053" calcext:value-type="float">
            <text:p>339831053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5.95682576" calcext:value-type="float">
            <text:p>5.95682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407879E+018" calcext:value-type="float">
            <text:p>1.5581007407879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40" calcext:value-type="float">
            <text:p>1558100740</text:p>
          </table:table-cell>
          <table:table-cell office:value-type="float" office:value="781662715" calcext:value-type="float">
            <text:p>78166271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40" calcext:value-type="float">
            <text:p>1558100740</text:p>
          </table:table-cell>
          <table:table-cell office:value-type="float" office:value="720282170" calcext:value-type="float">
            <text:p>720282170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5.64489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081345E+018" calcext:value-type="float">
            <text:p>1.55810074081345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40" calcext:value-type="float">
            <text:p>1558100740</text:p>
          </table:table-cell>
          <table:table-cell office:value-type="float" office:value="805653119" calcext:value-type="float">
            <text:p>8056531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237097E+018" calcext:value-type="float">
            <text:p>1.55810074237097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42" calcext:value-type="float">
            <text:p>1558100742</text:p>
          </table:table-cell>
          <table:table-cell office:value-type="float" office:value="364133032" calcext:value-type="float">
            <text:p>364133032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42" calcext:value-type="float">
            <text:p>1558100742</text:p>
          </table:table-cell>
          <table:table-cell office:value-type="float" office:value="203503788" calcext:value-type="float">
            <text:p>203503788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5.64489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239472E+018" calcext:value-type="float">
            <text:p>1.5581007423947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42" calcext:value-type="float">
            <text:p>1558100742</text:p>
          </table:table-cell>
          <table:table-cell office:value-type="float" office:value="387609205" calcext:value-type="float">
            <text:p>38760920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43711E+018" calcext:value-type="float">
            <text:p>1.5581007443711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44" calcext:value-type="float">
            <text:p>1558100744</text:p>
          </table:table-cell>
          <table:table-cell office:value-type="float" office:value="363990419" calcext:value-type="float">
            <text:p>3639904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580901E+018" calcext:value-type="float">
            <text:p>1.55810074580901E+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45" calcext:value-type="float">
            <text:p>1558100745</text:p>
          </table:table-cell>
          <table:table-cell office:value-type="float" office:value="808280427" calcext:value-type="float">
            <text:p>80828042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5.64489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44" calcext:value-type="float">
            <text:p>1558100744</text:p>
          </table:table-cell>
          <table:table-cell office:value-type="float" office:value="347790539" calcext:value-type="float">
            <text:p>347790539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5.007249268" calcext:value-type="float">
            <text:p>5.0072492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4674953E+018" calcext:value-type="float">
            <text:p>1.5581007467495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46" calcext:value-type="float">
            <text:p>1558100746</text:p>
          </table:table-cell>
          <table:table-cell office:value-type="float" office:value="743690203" calcext:value-type="float">
            <text:p>74369020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45" calcext:value-type="float">
            <text:p>1558100745</text:p>
          </table:table-cell>
          <table:table-cell office:value-type="float" office:value="783266209" calcext:value-type="float">
            <text:p>783266209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0.22136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4677164E+018" calcext:value-type="float">
            <text:p>1.55810074677164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46" calcext:value-type="float">
            <text:p>1558100746</text:p>
          </table:table-cell>
          <table:table-cell office:value-type="float" office:value="765333581" calcext:value-type="float">
            <text:p>76533358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050713E+018" calcext:value-type="float">
            <text:p>1.5581007505071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50" calcext:value-type="float">
            <text:p>1558100750</text:p>
          </table:table-cell>
          <table:table-cell office:value-type="float" office:value="500424790" calcext:value-type="float">
            <text:p>50042479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48" calcext:value-type="float">
            <text:p>1558100748</text:p>
          </table:table-cell>
          <table:table-cell office:value-type="float" office:value="145618827" calcext:value-type="float">
            <text:p>145618827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0.221368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05333E+018" calcext:value-type="float">
            <text:p>1.558100750533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50" calcext:value-type="float">
            <text:p>1558100750</text:p>
          </table:table-cell>
          <table:table-cell office:value-type="float" office:value="526601214" calcext:value-type="float">
            <text:p>52660121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333851E+018" calcext:value-type="float">
            <text:p>1.55810075333851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53" calcext:value-type="float">
            <text:p>1558100753</text:p>
          </table:table-cell>
          <table:table-cell office:value-type="float" office:value="332794496" calcext:value-type="float">
            <text:p>33279449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51" calcext:value-type="float">
            <text:p>1558100751</text:p>
          </table:table-cell>
          <table:table-cell office:value-type="float" office:value="897608456" calcext:value-type="float">
            <text:p>897608456</text:p>
          </table:table-cell>
          <table:table-cell office:value-type="string" calcext:value-type="string">
            <text:p>"cancel all actions"</text:p>
          </table:table-cell>
          <table:table-cell table:number-columns-repeated="2" office:value-type="string" calcext:value-type="string">
            <text:p>"WarningReceiv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3.000000"</text:p>
          </table:table-cell>
          <table:table-cell office:value-type="string" calcext:value-type="string">
            <text:p>"-2.43615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336594E+018" calcext:value-type="float">
            <text:p>1.55810075336594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53" calcext:value-type="float">
            <text:p>1558100753</text:p>
          </table:table-cell>
          <table:table-cell office:value-type="float" office:value="355569384" calcext:value-type="float">
            <text:p>35556938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488748E+018" calcext:value-type="float">
            <text:p>1.55810075488748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54" calcext:value-type="float">
            <text:p>1558100754</text:p>
          </table:table-cell>
          <table:table-cell office:value-type="float" office:value="880747150" calcext:value-type="float">
            <text:p>88074715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650731E+018" calcext:value-type="float">
            <text:p>1.55810075650731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56" calcext:value-type="float">
            <text:p>1558100756</text:p>
          </table:table-cell>
          <table:table-cell office:value-type="float" office:value="500938854" calcext:value-type="float">
            <text:p>50093885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56" calcext:value-type="float">
            <text:p>1558100756</text:p>
          </table:table-cell>
          <table:table-cell office:value-type="float" office:value="279699503" calcext:value-type="float">
            <text:p>27969950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4.98844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652952E+018" calcext:value-type="float">
            <text:p>1.5581007565295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56" calcext:value-type="float">
            <text:p>1558100756</text:p>
          </table:table-cell>
          <table:table-cell office:value-type="float" office:value="522377238" calcext:value-type="float">
            <text:p>52237723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807917E+018" calcext:value-type="float">
            <text:p>1.55810075807917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58" calcext:value-type="float">
            <text:p>1558100758</text:p>
          </table:table-cell>
          <table:table-cell office:value-type="float" office:value="71830734" calcext:value-type="float">
            <text:p>7183073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57" calcext:value-type="float">
            <text:p>1558100757</text:p>
          </table:table-cell>
          <table:table-cell office:value-type="float" office:value="905530959" calcext:value-type="float">
            <text:p>905530959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WarningReceiv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3.000000"</text:p>
          </table:table-cell>
          <table:table-cell office:value-type="string" calcext:value-type="string">
            <text:p>"-7.34259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581053E+018" calcext:value-type="float">
            <text:p>1.558100758105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58" calcext:value-type="float">
            <text:p>1558100758</text:p>
          </table:table-cell>
          <table:table-cell office:value-type="float" office:value="98694896" calcext:value-type="float">
            <text:p>9869489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6247854E+018" calcext:value-type="float">
            <text:p>1.55810076247854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62" calcext:value-type="float">
            <text:p>1558100762</text:p>
          </table:table-cell>
          <table:table-cell office:value-type="float" office:value="471569707" calcext:value-type="float">
            <text:p>47156970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6388392E+018" calcext:value-type="float">
            <text:p>1.55810076388392E+0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63" calcext:value-type="float">
            <text:p>1558100763</text:p>
          </table:table-cell>
          <table:table-cell office:value-type="float" office:value="883523785" calcext:value-type="float">
            <text:p>88352378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7.34259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62" calcext:value-type="float">
            <text:p>1558100762</text:p>
          </table:table-cell>
          <table:table-cell office:value-type="float" office:value="452751040" calcext:value-type="float">
            <text:p>452751040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18.104659704" calcext:value-type="float">
            <text:p>18.1046597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6504892E+018" calcext:value-type="float">
            <text:p>1.5581007650489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65" calcext:value-type="float">
            <text:p>1558100765</text:p>
          </table:table-cell>
          <table:table-cell office:value-type="float" office:value="41937652" calcext:value-type="float">
            <text:p>41937652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63" calcext:value-type="float">
            <text:p>1558100763</text:p>
          </table:table-cell>
          <table:table-cell office:value-type="float" office:value="859370629" calcext:value-type="float">
            <text:p>859370629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-3.171786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6507412E+018" calcext:value-type="float">
            <text:p>1.5581007650741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65" calcext:value-type="float">
            <text:p>1558100765</text:p>
          </table:table-cell>
          <table:table-cell office:value-type="float" office:value="67082425" calcext:value-type="float">
            <text:p>670824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285524E+018" calcext:value-type="float">
            <text:p>1.55810077285524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66" calcext:value-type="float">
            <text:p>1558100766</text:p>
          </table:table-cell>
          <table:table-cell office:value-type="float" office:value="851095896" calcext:value-type="float">
            <text:p>85109589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417773E+018" calcext:value-type="float">
            <text:p>1.55810077417773E+0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74" calcext:value-type="float">
            <text:p>1558100774</text:p>
          </table:table-cell>
          <table:table-cell office:value-type="float" office:value="177119977" calcext:value-type="float">
            <text:p>17711997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3.171786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66" calcext:value-type="float">
            <text:p>1558100766</text:p>
          </table:table-cell>
          <table:table-cell office:value-type="float" office:value="827592245" calcext:value-type="float">
            <text:p>827592245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4.374806285" calcext:value-type="float">
            <text:p>4.374806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7421309E+018" calcext:value-type="float">
            <text:p>1.55810077421309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74" calcext:value-type="float">
            <text:p>1558100774</text:p>
          </table:table-cell>
          <table:table-cell office:value-type="float" office:value="201251759" calcext:value-type="float">
            <text:p>20125175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1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562959E+018" calcext:value-type="float">
            <text:p>1.55810077562959E+0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75" calcext:value-type="float">
            <text:p>1558100775</text:p>
          </table:table-cell>
          <table:table-cell office:value-type="float" office:value="629048743" calcext:value-type="float">
            <text:p>62904874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3.171786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74" calcext:value-type="float">
            <text:p>1558100774</text:p>
          </table:table-cell>
          <table:table-cell office:value-type="float" office:value="182290151" calcext:value-type="float">
            <text:p>182290151</text:p>
          </table:table-cell>
          <table:table-cell office:value-type="string" calcext:value-type="string">
            <text:p>"success"</text:p>
          </table:table-cell>
          <table:table-cell office:value-type="string" calcext:value-type="string">
            <text:p>"HUMAN"</text:p>
          </table:table-cell>
          <table:table-cell office:value-type="float" office:value="7.355762682" calcext:value-type="float">
            <text:p>7.3557626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6" calcext:value-type="float">
            <text:p>71.4285714286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7567808E+018" calcext:value-type="float">
            <text:p>1.55810077567808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75" calcext:value-type="float">
            <text:p>1558100775</text:p>
          </table:table-cell>
          <table:table-cell office:value-type="float" office:value="671641559" calcext:value-type="float">
            <text:p>67164155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75" calcext:value-type="float">
            <text:p>1558100775</text:p>
          </table:table-cell>
          <table:table-cell office:value-type="float" office:value="602621633" calcext:value-type="float">
            <text:p>60262163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8.24242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570542E+018" calcext:value-type="float">
            <text:p>1.5581007757054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75" calcext:value-type="float">
            <text:p>1558100775</text:p>
          </table:table-cell>
          <table:table-cell office:value-type="float" office:value="698499401" calcext:value-type="float">
            <text:p>69849940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713627E+018" calcext:value-type="float">
            <text:p>1.55810077713627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77" calcext:value-type="float">
            <text:p>1558100777</text:p>
          </table:table-cell>
          <table:table-cell office:value-type="float" office:value="129675359" calcext:value-type="float">
            <text:p>12967535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857617E+018" calcext:value-type="float">
            <text:p>1.55810077857617E+0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78" calcext:value-type="float">
            <text:p>1558100778</text:p>
          </table:table-cell>
          <table:table-cell office:value-type="float" office:value="575755611" calcext:value-type="float">
            <text:p>57575561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8.24242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77" calcext:value-type="float">
            <text:p>1558100777</text:p>
          </table:table-cell>
          <table:table-cell office:value-type="float" office:value="114541479" calcext:value-type="float">
            <text:p>114541479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2.93191669" calcext:value-type="float">
            <text:p>2.93191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7888813E+018" calcext:value-type="float">
            <text:p>1.55810077888813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78" calcext:value-type="float">
            <text:p>1558100778</text:p>
          </table:table-cell>
          <table:table-cell office:value-type="float" office:value="881151761" calcext:value-type="float">
            <text:p>881151761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78" calcext:value-type="float">
            <text:p>1558100778</text:p>
          </table:table-cell>
          <table:table-cell office:value-type="float" office:value="547897530" calcext:value-type="float">
            <text:p>547897530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2.36242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7891435E+018" calcext:value-type="float">
            <text:p>1.55810077891435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78" calcext:value-type="float">
            <text:p>1558100778</text:p>
          </table:table-cell>
          <table:table-cell office:value-type="float" office:value="907580026" calcext:value-type="float">
            <text:p>9075800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090162E+018" calcext:value-type="float">
            <text:p>1.55810078090162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80" calcext:value-type="float">
            <text:p>1558100780</text:p>
          </table:table-cell>
          <table:table-cell office:value-type="float" office:value="888158050" calcext:value-type="float">
            <text:p>88815805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23303E+018" calcext:value-type="float">
            <text:p>1.5581007823303E+0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82" calcext:value-type="float">
            <text:p>1558100782</text:p>
          </table:table-cell>
          <table:table-cell office:value-type="float" office:value="330019719" calcext:value-type="float">
            <text:p>3300197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2.36242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80" calcext:value-type="float">
            <text:p>1558100780</text:p>
          </table:table-cell>
          <table:table-cell office:value-type="float" office:value="865931316" calcext:value-type="float">
            <text:p>865931316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3.750668607" calcext:value-type="float">
            <text:p>3.7506686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6" calcext:value-type="float">
            <text:p>55.5555555556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7" calcext:value-type="float">
            <text:p>66.6666666667</text:p>
          </table:table-cell>
        </table:table-row>
        <table:table-row table:style-name="ro1">
          <table:table-cell office:value-type="float" office:value="1.55810078296125E+018" calcext:value-type="float">
            <text:p>1.55810078296125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82" calcext:value-type="float">
            <text:p>1558100782</text:p>
          </table:table-cell>
          <table:table-cell office:value-type="float" office:value="954998348" calcext:value-type="float">
            <text:p>95499834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82" calcext:value-type="float">
            <text:p>1558100782</text:p>
          </table:table-cell>
          <table:table-cell office:value-type="float" office:value="303012505" calcext:value-type="float">
            <text:p>303012505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3.28472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298556E+018" calcext:value-type="float">
            <text:p>1.55810078298556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82" calcext:value-type="float">
            <text:p>1558100782</text:p>
          </table:table-cell>
          <table:table-cell office:value-type="float" office:value="978359008" calcext:value-type="float">
            <text:p>97835900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56065E+018" calcext:value-type="float">
            <text:p>1.5581007856065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0785" calcext:value-type="float">
            <text:p>1558100785</text:p>
          </table:table-cell>
          <table:table-cell office:value-type="float" office:value="600209049" calcext:value-type="float">
            <text:p>60020904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1 || SUBTASKST:\</text:p>
          </table:table-cell>
          <table:table-cell office:value-type="string" calcext:value-type="string">
            <text:p>[0, 1, 1, 0, 0, 0, 1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699116E+018" calcext:value-type="float">
            <text:p>1.55810078699116E+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0786" calcext:value-type="float">
            <text:p>1558100786</text:p>
          </table:table-cell>
          <table:table-cell office:value-type="float" office:value="984665189" calcext:value-type="float">
            <text:p>98466518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0786" calcext:value-type="float">
            <text:p>1558100786</text:p>
          </table:table-cell>
          <table:table-cell office:value-type="float" office:value="933222837" calcext:value-type="float">
            <text:p>933222837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GlobalFail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6.16592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078700678E+018" calcext:value-type="float">
            <text:p>1.55810078700678E+0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0787" calcext:value-type="float">
            <text:p>1558100787</text:p>
          </table:table-cell>
          <table:table-cell office:value-type="float" office:value="6322942" calcext:value-type="float">
            <text:p>632294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6.16592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85" calcext:value-type="float">
            <text:p>1558100785</text:p>
          </table:table-cell>
          <table:table-cell office:value-type="float" office:value="584382937" calcext:value-type="float">
            <text:p>584382937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4.718376936" calcext:value-type="float">
            <text:p>4.7183769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078700685E+018" calcext:value-type="float">
            <text:p>1.55810078700685E+0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MANAGER-TASK-DONE"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6.165929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0785" calcext:value-type="float">
            <text:p>1558100785</text:p>
          </table:table-cell>
          <table:table-cell office:value-type="float" office:value="584382937" calcext:value-type="float">
            <text:p>584382937</text:p>
          </table:table-cell>
          <table:table-cell table:number-columns-repeated="2"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"fail"</text:p>
          </table:table-cell>
          <table:table-cell office:value-type="float" office:value="62.758114216" calcext:value-type="float">
            <text:p>62.758114216</text:p>
          </table:table-cell>
          <table:table-cell office:value-type="string" calcext:value-type="string">
            <text:p>''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08724237E+018" calcext:value-type="float">
            <text:p>1.55810108724237E+0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MANAGER"</text:p>
          </table:table-cell>
          <table:table-cell/>
          <table:table-cell office:value-type="float" office:value="1558101087" calcext:value-type="float">
            <text:p>1558101087</text:p>
          </table:table-cell>
          <table:table-cell office:value-type="float" office:value="242307624" calcext:value-type="float">
            <text:p>24230762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START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8846802E+018" calcext:value-type="float">
            <text:p>1.55810108846802E+0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088" calcext:value-type="float">
            <text:p>1558101088</text:p>
          </table:table-cell>
          <table:table-cell office:value-type="float" office:value="456674008" calcext:value-type="float">
            <text:p>45667400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088" calcext:value-type="float">
            <text:p>1558101088</text:p>
          </table:table-cell>
          <table:table-cell office:value-type="float" office:value="426199613" calcext:value-type="float">
            <text:p>426199613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TaskHuman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6.165929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037175E+018" calcext:value-type="float">
            <text:p>1.55810109037175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090" calcext:value-type="float">
            <text:p>1558101090</text:p>
          </table:table-cell>
          <table:table-cell office:value-type="float" office:value="365180139" calcext:value-type="float">
            <text:p>36518013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178584E+018" calcext:value-type="float">
            <text:p>1.55810109178584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091" calcext:value-type="float">
            <text:p>1558101091</text:p>
          </table:table-cell>
          <table:table-cell office:value-type="float" office:value="779920146" calcext:value-type="float">
            <text:p>77992014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091" calcext:value-type="float">
            <text:p>1558101091</text:p>
          </table:table-cell>
          <table:table-cell office:value-type="float" office:value="666392732" calcext:value-type="float">
            <text:p>666392732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"0.00000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180955E+018" calcext:value-type="float">
            <text:p>1.55810109180955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091" calcext:value-type="float">
            <text:p>1558101091</text:p>
          </table:table-cell>
          <table:table-cell office:value-type="float" office:value="802905851" calcext:value-type="float">
            <text:p>80290585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481885E+018" calcext:value-type="float">
            <text:p>1.55810109481885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094" calcext:value-type="float">
            <text:p>1558101094</text:p>
          </table:table-cell>
          <table:table-cell office:value-type="float" office:value="812843893" calcext:value-type="float">
            <text:p>812843893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093" calcext:value-type="float">
            <text:p>1558101093</text:p>
          </table:table-cell>
          <table:table-cell office:value-type="float" office:value="140712590" calcext:value-type="float">
            <text:p>140712590</text:p>
          </table:table-cell>
          <table:table-cell office:value-type="string" calcext:value-type="string">
            <text:p>"idle"</text:p>
          </table:table-cell>
          <table:table-cell table:number-columns-repeated="2" office:value-type="string" calcext:value-type="string">
            <text:p>"HumanDoingOk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table:number-columns-repeated="2" office:value-type="string" calcext:value-type="string">
            <text:p>"0.00000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484054E+018" calcext:value-type="float">
            <text:p>1.55810109484054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094" calcext:value-type="float">
            <text:p>1558101094</text:p>
          </table:table-cell>
          <table:table-cell office:value-type="float" office:value="834005453" calcext:value-type="float">
            <text:p>83400545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621466E+018" calcext:value-type="float">
            <text:p>1.5581010962146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096" calcext:value-type="float">
            <text:p>1558101096</text:p>
          </table:table-cell>
          <table:table-cell office:value-type="float" office:value="208695238" calcext:value-type="float">
            <text:p>20869523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758869E+018" calcext:value-type="float">
            <text:p>1.55810109758869E+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097" calcext:value-type="float">
            <text:p>1558101097</text:p>
          </table:table-cell>
          <table:table-cell office:value-type="float" office:value="588642106" calcext:value-type="float">
            <text:p>58864210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096" calcext:value-type="float">
            <text:p>1558101096</text:p>
          </table:table-cell>
          <table:table-cell office:value-type="float" office:value="194403692" calcext:value-type="float">
            <text:p>194403692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8.951643958" calcext:value-type="float">
            <text:p>8.951643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09784941E+018" calcext:value-type="float">
            <text:p>1.55810109784941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097" calcext:value-type="float">
            <text:p>1558101097</text:p>
          </table:table-cell>
          <table:table-cell office:value-type="float" office:value="843250419" calcext:value-type="float">
            <text:p>84325041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097" calcext:value-type="float">
            <text:p>1558101097</text:p>
          </table:table-cell>
          <table:table-cell office:value-type="float" office:value="560928607" calcext:value-type="float">
            <text:p>560928607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5.20875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09787959E+018" calcext:value-type="float">
            <text:p>1.5581010978795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097" calcext:value-type="float">
            <text:p>1558101097</text:p>
          </table:table-cell>
          <table:table-cell office:value-type="float" office:value="873049513" calcext:value-type="float">
            <text:p>873049513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0096599E+018" calcext:value-type="float">
            <text:p>1.5581011009659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00" calcext:value-type="float">
            <text:p>1558101100</text:p>
          </table:table-cell>
          <table:table-cell office:value-type="float" office:value="956212148" calcext:value-type="float">
            <text:p>95621214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099" calcext:value-type="float">
            <text:p>1558101099</text:p>
          </table:table-cell>
          <table:table-cell office:value-type="float" office:value="250968321" calcext:value-type="float">
            <text:p>250968321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5.20875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0099196E+018" calcext:value-type="float">
            <text:p>1.5581011009919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00" calcext:value-type="float">
            <text:p>1558101100</text:p>
          </table:table-cell>
          <table:table-cell office:value-type="float" office:value="984815056" calcext:value-type="float">
            <text:p>98481505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1048584E+018" calcext:value-type="float">
            <text:p>1.55810111048584E+0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110" calcext:value-type="float">
            <text:p>1558101110</text:p>
          </table:table-cell>
          <table:table-cell office:value-type="float" office:value="485626419" calcext:value-type="float">
            <text:p>4856264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5.20875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110" calcext:value-type="float">
            <text:p>1558101110</text:p>
          </table:table-cell>
          <table:table-cell office:value-type="float" office:value="485295259" calcext:value-type="float">
            <text:p>485295259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4.291639874" calcext:value-type="float">
            <text:p>14.291639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11452273E+018" calcext:value-type="float">
            <text:p>1.55810111452273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14" calcext:value-type="float">
            <text:p>1558101114</text:p>
          </table:table-cell>
          <table:table-cell office:value-type="float" office:value="516549784" calcext:value-type="float">
            <text:p>51654978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02" calcext:value-type="float">
            <text:p>1558101102</text:p>
          </table:table-cell>
          <table:table-cell office:value-type="float" office:value="341132499" calcext:value-type="float">
            <text:p>341132499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5.208754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1454829E+018" calcext:value-type="float">
            <text:p>1.5581011145482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14" calcext:value-type="float">
            <text:p>1558101114</text:p>
          </table:table-cell>
          <table:table-cell office:value-type="float" office:value="540945929" calcext:value-type="float">
            <text:p>54094592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2728054E+018" calcext:value-type="float">
            <text:p>1.55810112728054E+0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127" calcext:value-type="float">
            <text:p>1558101127</text:p>
          </table:table-cell>
          <table:table-cell office:value-type="float" office:value="280456664" calcext:value-type="float">
            <text:p>28045666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5.208754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127" calcext:value-type="float">
            <text:p>1558101127</text:p>
          </table:table-cell>
          <table:table-cell office:value-type="float" office:value="280063650" calcext:value-type="float">
            <text:p>280063650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6.79476696" calcext:value-type="float">
            <text:p>16.794766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7" calcext:value-type="float">
            <text:p>66.6666666667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13727436E+018" calcext:value-type="float">
            <text:p>1.5581011372743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31" calcext:value-type="float">
            <text:p>1558101131</text:p>
          </table:table-cell>
          <table:table-cell office:value-type="float" office:value="313376520" calcext:value-type="float">
            <text:p>313376520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15" calcext:value-type="float">
            <text:p>1558101115</text:p>
          </table:table-cell>
          <table:table-cell office:value-type="float" office:value="900417250" calcext:value-type="float">
            <text:p>900417250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0.791246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3730019E+018" calcext:value-type="float">
            <text:p>1.5581011373001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37" calcext:value-type="float">
            <text:p>1558101137</text:p>
          </table:table-cell>
          <table:table-cell office:value-type="float" office:value="291508454" calcext:value-type="float">
            <text:p>29150845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4130647E+018" calcext:value-type="float">
            <text:p>1.5581011413064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41" calcext:value-type="float">
            <text:p>1558101141</text:p>
          </table:table-cell>
          <table:table-cell office:value-type="float" office:value="298908951" calcext:value-type="float">
            <text:p>29890895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4270138E+018" calcext:value-type="float">
            <text:p>1.55810114270138E+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142" calcext:value-type="float">
            <text:p>1558101142</text:p>
          </table:table-cell>
          <table:table-cell office:value-type="float" office:value="701481978" calcext:value-type="float">
            <text:p>70148197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0.791246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141" calcext:value-type="float">
            <text:p>1558101141</text:p>
          </table:table-cell>
          <table:table-cell office:value-type="float" office:value="283445438" calcext:value-type="float">
            <text:p>283445438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14.001724585" calcext:value-type="float">
            <text:p>14.0017245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15845114E+018" calcext:value-type="float">
            <text:p>1.55810115845114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58" calcext:value-type="float">
            <text:p>1558101158</text:p>
          </table:table-cell>
          <table:table-cell office:value-type="float" office:value="444588336" calcext:value-type="float">
            <text:p>444588336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42" calcext:value-type="float">
            <text:p>1558101142</text:p>
          </table:table-cell>
          <table:table-cell office:value-type="float" office:value="676863559" calcext:value-type="float">
            <text:p>676863559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1.257037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5847245E+018" calcext:value-type="float">
            <text:p>1.55810115847245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58" calcext:value-type="float">
            <text:p>1558101158</text:p>
          </table:table-cell>
          <table:table-cell office:value-type="float" office:value="466225371" calcext:value-type="float">
            <text:p>46622537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6697568E+018" calcext:value-type="float">
            <text:p>1.55810116697568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66" calcext:value-type="float">
            <text:p>1558101166</text:p>
          </table:table-cell>
          <table:table-cell office:value-type="float" office:value="969807314" calcext:value-type="float">
            <text:p>96980731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6836637E+018" calcext:value-type="float">
            <text:p>1.55810116836637E+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168" calcext:value-type="float">
            <text:p>1558101168</text:p>
          </table:table-cell>
          <table:table-cell office:value-type="float" office:value="365976992" calcext:value-type="float">
            <text:p>36597699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1.257037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166" calcext:value-type="float">
            <text:p>1558101166</text:p>
          </table:table-cell>
          <table:table-cell office:value-type="float" office:value="960270744" calcext:value-type="float">
            <text:p>960270744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25.677509178" calcext:value-type="float">
            <text:p>25.677509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1684067E+018" calcext:value-type="float">
            <text:p>1.558101168406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68" calcext:value-type="float">
            <text:p>1558101168</text:p>
          </table:table-cell>
          <table:table-cell office:value-type="float" office:value="401528417" calcext:value-type="float">
            <text:p>40152841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68" calcext:value-type="float">
            <text:p>1558101168</text:p>
          </table:table-cell>
          <table:table-cell office:value-type="float" office:value="339702352" calcext:value-type="float">
            <text:p>339702352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-4.49172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6842673E+018" calcext:value-type="float">
            <text:p>1.55810116842673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68" calcext:value-type="float">
            <text:p>1558101168</text:p>
          </table:table-cell>
          <table:table-cell office:value-type="float" office:value="421534330" calcext:value-type="float">
            <text:p>42153433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6989919E+018" calcext:value-type="float">
            <text:p>1.5581011698991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69" calcext:value-type="float">
            <text:p>1558101169</text:p>
          </table:table-cell>
          <table:table-cell office:value-type="float" office:value="893186669" calcext:value-type="float">
            <text:p>89318666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69" calcext:value-type="float">
            <text:p>1558101169</text:p>
          </table:table-cell>
          <table:table-cell office:value-type="float" office:value="779240866" calcext:value-type="float">
            <text:p>779240866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4.49172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6993972E+018" calcext:value-type="float">
            <text:p>1.55810116993972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69" calcext:value-type="float">
            <text:p>1558101169</text:p>
          </table:table-cell>
          <table:table-cell office:value-type="float" office:value="933927726" calcext:value-type="float">
            <text:p>933927726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7972403E+018" calcext:value-type="float">
            <text:p>1.55810117972403E+0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179" calcext:value-type="float">
            <text:p>1558101179</text:p>
          </table:table-cell>
          <table:table-cell office:value-type="float" office:value="724045507" calcext:value-type="float">
            <text:p>72404550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4.491720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179" calcext:value-type="float">
            <text:p>1558101179</text:p>
          </table:table-cell>
          <table:table-cell office:value-type="float" office:value="723696388" calcext:value-type="float">
            <text:p>723696388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2.764395434" calcext:value-type="float">
            <text:p>12.7643954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18830457E+018" calcext:value-type="float">
            <text:p>1.5581011883045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183" calcext:value-type="float">
            <text:p>1558101183</text:p>
          </table:table-cell>
          <table:table-cell office:value-type="float" office:value="755907035" calcext:value-type="float">
            <text:p>755907035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71" calcext:value-type="float">
            <text:p>1558101171</text:p>
          </table:table-cell>
          <table:table-cell office:value-type="float" office:value="301831566" calcext:value-type="float">
            <text:p>301831566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-4.49172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18832949E+018" calcext:value-type="float">
            <text:p>1.5581011883294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188" calcext:value-type="float">
            <text:p>1558101188</text:p>
          </table:table-cell>
          <table:table-cell office:value-type="float" office:value="323825247" calcext:value-type="float">
            <text:p>323825247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0094006E+018" calcext:value-type="float">
            <text:p>1.55810120094006E+0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200" calcext:value-type="float">
            <text:p>1558101200</text:p>
          </table:table-cell>
          <table:table-cell office:value-type="float" office:value="940110468" calcext:value-type="float">
            <text:p>94011046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-4.491720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200" calcext:value-type="float">
            <text:p>1558101200</text:p>
          </table:table-cell>
          <table:table-cell office:value-type="float" office:value="939789515" calcext:value-type="float">
            <text:p>939789515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21.216092272" calcext:value-type="float">
            <text:p>21.2160922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9" calcext:value-type="float">
            <text:p>57.1428571429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20497696E+018" calcext:value-type="float">
            <text:p>1.5581012049769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04" calcext:value-type="float">
            <text:p>1558101204</text:p>
          </table:table-cell>
          <table:table-cell office:value-type="float" office:value="971521899" calcext:value-type="float">
            <text:p>97152189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189" calcext:value-type="float">
            <text:p>1558101189</text:p>
          </table:table-cell>
          <table:table-cell office:value-type="float" office:value="689085035" calcext:value-type="float">
            <text:p>689085035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1.50828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049965E+018" calcext:value-type="float">
            <text:p>1.5581012049965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04" calcext:value-type="float">
            <text:p>1558101204</text:p>
          </table:table-cell>
          <table:table-cell office:value-type="float" office:value="991048352" calcext:value-type="float">
            <text:p>991048352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225629E+018" calcext:value-type="float">
            <text:p>1.5581012122562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12" calcext:value-type="float">
            <text:p>1558101212</text:p>
          </table:table-cell>
          <table:table-cell office:value-type="float" office:value="250403607" calcext:value-type="float">
            <text:p>25040360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06" calcext:value-type="float">
            <text:p>1558101206</text:p>
          </table:table-cell>
          <table:table-cell office:value-type="float" office:value="356070453" calcext:value-type="float">
            <text:p>356070453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7.508280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228341E+018" calcext:value-type="float">
            <text:p>1.55810121228341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12" calcext:value-type="float">
            <text:p>1558101212</text:p>
          </table:table-cell>
          <table:table-cell office:value-type="float" office:value="277179944" calcext:value-type="float">
            <text:p>27717994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1 || IDLE:0 || FAIL:0 || SUBTASKST:\</text:p>
          </table:table-cell>
          <table:table-cell office:value-type="string" calcext:value-type="string">
            <text:p>[0, 1, 0, 0, 1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True, False]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542679E+018" calcext:value-type="float">
            <text:p>1.5581012154267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15" calcext:value-type="float">
            <text:p>1558101215</text:p>
          </table:table-cell>
          <table:table-cell office:value-type="float" office:value="421571207" calcext:value-type="float">
            <text:p>421571207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13" calcext:value-type="float">
            <text:p>1558101213</text:p>
          </table:table-cell>
          <table:table-cell office:value-type="float" office:value="648238259" calcext:value-type="float">
            <text:p>648238259</text:p>
          </table:table-cell>
          <table:table-cell office:value-type="string" calcext:value-type="string">
            <text:p>"cancel all actions"</text:p>
          </table:table-cell>
          <table:table-cell table:number-columns-repeated="2" office:value-type="string" calcext:value-type="string">
            <text:p>"WarningReceived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3.000000"</text:p>
          </table:table-cell>
          <table:table-cell office:value-type="string" calcext:value-type="string">
            <text:p>"4.903903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544834E+018" calcext:value-type="float">
            <text:p>1.55810121544834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15" calcext:value-type="float">
            <text:p>1558101215</text:p>
          </table:table-cell>
          <table:table-cell office:value-type="float" office:value="441847625" calcext:value-type="float">
            <text:p>44184762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837517E+018" calcext:value-type="float">
            <text:p>1.5581012183751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18" calcext:value-type="float">
            <text:p>1558101218</text:p>
          </table:table-cell>
          <table:table-cell office:value-type="float" office:value="369285961" calcext:value-type="float">
            <text:p>369285961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True, False, False, False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1975316E+018" calcext:value-type="float">
            <text:p>1.5581012197531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19" calcext:value-type="float">
            <text:p>1558101219</text:p>
          </table:table-cell>
          <table:table-cell office:value-type="float" office:value="748027948" calcext:value-type="float">
            <text:p>748027948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1 || SUCCESS:0 || WARN:0 || IDLE:0 || FAIL:0 || SUBTASKST:\</text:p>
          </table:table-cell>
          <table:table-cell office:value-type="string" calcext:value-type="string">
            <text:p>[0, 1, 1, 0, 0, 0, 0, 3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True, False, False]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2113458E+018" calcext:value-type="float">
            <text:p>1.55810122113458E+0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221" calcext:value-type="float">
            <text:p>1558101221</text:p>
          </table:table-cell>
          <table:table-cell office:value-type="float" office:value="134550784" calcext:value-type="float">
            <text:p>134550784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4.903903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219" calcext:value-type="float">
            <text:p>1558101219</text:p>
          </table:table-cell>
          <table:table-cell office:value-type="float" office:value="732518287" calcext:value-type="float">
            <text:p>732518287</text:p>
          </table:table-cell>
          <table:table-cell office:value-type="string" calcext:value-type="string">
            <text:p>"fail"</text:p>
          </table:table-cell>
          <table:table-cell office:value-type="string" calcext:value-type="string">
            <text:p>"HUMAN"</text:p>
          </table:table-cell>
          <table:table-cell office:value-type="float" office:value="18.792092962" calcext:value-type="float">
            <text:p>18.7920929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22651452E+018" calcext:value-type="float">
            <text:p>1.55810122651452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26" calcext:value-type="float">
            <text:p>1558101226</text:p>
          </table:table-cell>
          <table:table-cell office:value-type="float" office:value="508698782" calcext:value-type="float">
            <text:p>508698782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21" calcext:value-type="float">
            <text:p>1558101221</text:p>
          </table:table-cell>
          <table:table-cell office:value-type="float" office:value="108650628" calcext:value-type="float">
            <text:p>108650628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MayNotBeCapable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-6.000000"</text:p>
          </table:table-cell>
          <table:table-cell office:value-type="string" calcext:value-type="string">
            <text:p>"0.38205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2653891E+018" calcext:value-type="float">
            <text:p>1.55810122653891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26" calcext:value-type="float">
            <text:p>1558101226</text:p>
          </table:table-cell>
          <table:table-cell office:value-type="float" office:value="532020955" calcext:value-type="float">
            <text:p>53202095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2952667E+018" calcext:value-type="float">
            <text:p>1.5581012295266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29" calcext:value-type="float">
            <text:p>1558101229</text:p>
          </table:table-cell>
          <table:table-cell office:value-type="float" office:value="520568651" calcext:value-type="float">
            <text:p>520568651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27" calcext:value-type="float">
            <text:p>1558101227</text:p>
          </table:table-cell>
          <table:table-cell office:value-type="float" office:value="919758697" calcext:value-type="float">
            <text:p>919758697</text:p>
          </table:table-cell>
          <table:table-cell office:value-type="string" calcext:value-type="string">
            <text:p>"planning for grasping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0.38205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2955369E+018" calcext:value-type="float">
            <text:p>1.55810122955369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29" calcext:value-type="float">
            <text:p>1558101229</text:p>
          </table:table-cell>
          <table:table-cell office:value-type="float" office:value="546617850" calcext:value-type="float">
            <text:p>54661785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3933436E+018" calcext:value-type="float">
            <text:p>1.55810123933436E+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239" calcext:value-type="float">
            <text:p>1558101239</text:p>
          </table:table-cell>
          <table:table-cell office:value-type="float" office:value="334455835" calcext:value-type="float">
            <text:p>334455835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0.382051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239" calcext:value-type="float">
            <text:p>1558101239</text:p>
          </table:table-cell>
          <table:table-cell office:value-type="float" office:value="179623346" calcext:value-type="float">
            <text:p>179623346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9.447738736" calcext:value-type="float">
            <text:p>19.4477387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6" calcext:value-type="float">
            <text:p>55.5555555556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5810124321857E+018" calcext:value-type="float">
            <text:p>1.55810124321857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43" calcext:value-type="float">
            <text:p>1558101243</text:p>
          </table:table-cell>
          <table:table-cell office:value-type="float" office:value="212460559" calcext:value-type="float">
            <text:p>212460559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30" calcext:value-type="float">
            <text:p>1558101230</text:p>
          </table:table-cell>
          <table:table-cell office:value-type="float" office:value="936866560" calcext:value-type="float">
            <text:p>936866560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0.000000"</text:p>
          </table:table-cell>
          <table:table-cell office:value-type="string" calcext:value-type="string">
            <text:p>"0.38205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432441E+018" calcext:value-type="float">
            <text:p>1.5581012432441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43" calcext:value-type="float">
            <text:p>1558101243</text:p>
          </table:table-cell>
          <table:table-cell office:value-type="float" office:value="237251970" calcext:value-type="float">
            <text:p>23725197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0 || SUBTASKST:\</text:p>
          </table:table-cell>
          <table:table-cell office:value-type="string" calcext:value-type="string">
            <text:p>[0, 1, 0, 0, 0, 1, 0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5634123E+018" calcext:value-type="float">
            <text:p>1.55810125634123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56" calcext:value-type="float">
            <text:p>1558101256</text:p>
          </table:table-cell>
          <table:table-cell office:value-type="float" office:value="335266014" calcext:value-type="float">
            <text:p>335266014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44" calcext:value-type="float">
            <text:p>1558101244</text:p>
          </table:table-cell>
          <table:table-cell office:value-type="float" office:value="602655148" calcext:value-type="float">
            <text:p>602655148</text:p>
          </table:table-cell>
          <table:table-cell office:value-type="string" calcext:value-type="string">
            <text:p>"grasp"</text:p>
          </table:table-cell>
          <table:table-cell table:number-columns-repeated="2" office:value-type="string" calcext:value-type="string">
            <text:p>"NeedsHelp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6.38205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5636511E+018" calcext:value-type="float">
            <text:p>1.55810125636511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OBSERVATION"</text:p>
          </table:table-cell>
          <table:table-cell/>
          <table:table-cell office:value-type="float" office:value="1558101256" calcext:value-type="float">
            <text:p>1558101256</text:p>
          </table:table-cell>
          <table:table-cell office:value-type="float" office:value="358972810" calcext:value-type="float">
            <text:p>35897281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A:0 || H.DET:1 || GRASP:0 || SUCCESS:0 || WARN:0 || IDLE:1 || FAIL:1 || SUBTASKST:\</text:p>
          </table:table-cell>
          <table:table-cell office:value-type="string" calcext:value-type="string">
            <text:p>[0, 1, 0, 0, 0, 1, 1, 0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True, False, False, False, False, True]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1012577381E+018" calcext:value-type="float">
            <text:p>1.5581012577381E+0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SENSOR"</text:p>
          </table:table-cell>
          <table:table-cell/>
          <table:table-cell office:value-type="float" office:value="1558101257" calcext:value-type="float">
            <text:p>1558101257</text:p>
          </table:table-cell>
          <table:table-cell office:value-type="float" office:value="738089219" calcext:value-type="float">
            <text:p>738089219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6.382051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256" calcext:value-type="float">
            <text:p>1558101256</text:p>
          </table:table-cell>
          <table:table-cell office:value-type="float" office:value="301802127" calcext:value-type="float">
            <text:p>301802127</text:p>
          </table:table-cell>
          <table:table-cell office:value-type="string" calcext:value-type="string">
            <text:p>"ongoing"</text:p>
          </table:table-cell>
          <table:table-cell office:value-type="string" calcext:value-type="string">
            <text:p>"ROBOT"</text:p>
          </table:table-cell>
          <table:table-cell office:value-type="float" office:value="17.12206542" calcext:value-type="float">
            <text:p>17.122065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55810125773825E+018" calcext:value-type="float">
            <text:p>1.55810125773825E+0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MANAGER-TASK-DONE"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''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office:value-type="string" calcext:value-type="string">
            <text:p>"6.382051"</text:p>
          </table:table-cell>
          <table:table-cell office:value-type="string" calcext:value-type="string">
            <text:p>[]</text:p>
          </table:table-cell>
          <table:table-cell/>
          <table:table-cell office:value-type="float" office:value="1558101256" calcext:value-type="float">
            <text:p>1558101256</text:p>
          </table:table-cell>
          <table:table-cell office:value-type="float" office:value="301802127" calcext:value-type="float">
            <text:p>301802127</text:p>
          </table:table-cell>
          <table:table-cell table:number-columns-repeated="2"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"fail"</text:p>
          </table:table-cell>
          <table:table-cell office:value-type="float" office:value="169.059669379" calcext:value-type="float">
            <text:p>169.059669379</text:p>
          </table:table-cell>
          <table:table-cell office:value-type="string" calcext:value-type="string">
            <text:p>'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55810126177836E+018" calcext:value-type="float">
            <text:p>1.55810126177836E+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"ROBOT"</text:p>
          </table:table-cell>
          <table:table-cell/>
          <table:table-cell office:value-type="float" office:value="1558101261" calcext:value-type="float">
            <text:p>1558101261</text:p>
          </table:table-cell>
          <table:table-cell office:value-type="float" office:value="771805868" calcext:value-type="float">
            <text:p>771805868</text:p>
          </table:table-cell>
          <table:table-cell office:value-type="string" calcext:value-type="string">
            <text:p>''</text:p>
          </table:table-cell>
          <table:table-cell/>
          <table:table-cell office:value-type="float" office:value="1558101257" calcext:value-type="float">
            <text:p>1558101257</text:p>
          </table:table-cell>
          <table:table-cell office:value-type="float" office:value="698174914" calcext:value-type="float">
            <text:p>698174914</text:p>
          </table:table-cell>
          <table:table-cell office:value-type="string" calcext:value-type="string">
            <text:p>"cancel all actions"</text:p>
          </table:table-cell>
          <table:table-cell table:number-columns-repeated="2" office:value-type="string" calcext:value-type="string">
            <text:p>"GlobalFail"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proactive_average_takeOneReasses_loyal_fast2.pomdpx"</text:p>
          </table:table-cell>
          <table:table-cell office:value-type="string" calcext:value-type="string">
            <text:p>"6.000000"</text:p>
          </table:table-cell>
          <table:table-cell office:value-type="string" calcext:value-type="string">
            <text:p>"12.382051"</text:p>
          </table:table-cell>
          <table:table-cell office:value-type="string" calcext:value-type="string">
            <text:p>[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'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1:29:57.289134721</dc:date>
    <meta:editing-duration>PT2M39S</meta:editing-duration>
    <meta:editing-cycles>2</meta:editing-cycles>
    <meta:generator>LibreOffice/5.1.6.2$Linux_X86_64 LibreOffice_project/10m0$Build-2</meta:generator>
    <meta:document-statistic meta:table-count="1" meta:cell-count="9683" meta:object-count="0"/>
  </office:meta>
</office:document-meta>
</file>